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========================&gt; <text:span text:style-name="T1">NMODPROC.01E </text:span>=======================&gt;</text:p>
      <text:p text:style-name="Standard"/>
      <text:p text:style-name="Standard">*******<text:tab/>Genral procedures and utilities to be run before any other PROC file</text:p>
      <text:p text:style-name="Standard">*</text:p>
      <text:p text:style-name="Standard"></text:p>
      <text:p text:style-name="Standard">PROC GMRTSTART</text:p>
      <text:p text:style-name="Standard">* PROC GMRTSTART<text:tab/><text:tab/><text:tab/>define variables used in GMRT procs</text:p>
      <text:p text:style-name="Standard">SCALAR TSV,USV,VSV,WSV,XSV,YSV,ZSV,IPA,JPA,KPA</text:p>
      <text:p text:style-name="Standard">FINI</text:p>
      <text:p text:style-name="Standard"></text:p>
      <text:p text:style-name="Standard">PROC SLEEP(IPA)</text:p>
      <text:p text:style-name="Standard">* PROC SLEEP(IPA)<text:tab/><text:tab/><text:tab/>sleep for IPA sec</text:p>
      <text:p text:style-name="Standard">XSV=COMM</text:p>
      <text:p text:style-name="Standard">COMM=IPA</text:p>
      <text:p text:style-name="Standard">T4VERB</text:p>
      <text:p text:style-name="Standard">COMM=XSV</text:p>
      <text:p text:style-name="Standard">FINI</text:p>
      <text:p text:style-name="Standard"></text:p>
      <text:p text:style-name="Standard">PROC SVDC</text:p>
      <text:p text:style-name="Standard">* PROC SVDC<text:tab/><text:tab/><text:tab/><text:tab/>save DEST and COMM in XSV&amp;YSV</text:p>
      <text:p text:style-name="Standard">XSV=DEST;YSV=COMM</text:p>
      <text:p text:style-name="Standard">FINI</text:p>
      <text:p text:style-name="Standard"></text:p>
      <text:p text:style-name="Standard">PROC RSTDC</text:p>
      <text:p text:style-name="Standard">* PROC RSTDC<text:tab/><text:tab/><text:tab/><text:tab/>restore DEST &amp; COMM from XSV &amp; YSV</text:p>
      <text:p text:style-name="Standard">DEST=XSV;COMM=YSV</text:p>
      <text:p text:style-name="Standard">FINI</text:p>
      <text:p text:style-name="Standard"></text:p>
      <text:p text:style-name="Standard">PROC SVCDC</text:p>
      <text:p text:style-name="Standard">* PROC SVCDC<text:tab/><text:tab/><text:tab/><text:tab/>SVDC+ZSV=CPA(1)</text:p>
      <text:p text:style-name="Standard">SVDC;ZSV=CPA(1)</text:p>
      <text:p text:style-name="Standard">FINI</text:p>
      <text:p text:style-name="Standard"></text:p>
      <text:p text:style-name="Standard">PROC RSTCDC</text:p>
      <text:p text:style-name="Standard">* PROC RSTCDC<text:tab/><text:tab/><text:tab/><text:tab/>RSTDC + CPA(1)=ZSV</text:p>
      <text:p text:style-name="Standard">RSTDC;CPA(1)=ZSV</text:p>
      <text:p text:style-name="Standard">FINI</text:p>
      <text:p text:style-name="Standard"></text:p>
      <text:p text:style-name="Standard">PROC SVCDCS</text:p>
      <text:p text:style-name="Standard">*PROC SVCDCS</text:p>
      <text:p text:style-name="Standard">SVCDC;TSV=SUBAR</text:p>
      <text:p text:style-name="Standard">FINI</text:p>
      <text:p text:style-name="Standard"></text:p>
      <text:p text:style-name="Standard">PROC RSTCDCS</text:p>
      <text:p text:style-name="Standard">*PROC RSTCDCS</text:p>
      <text:p text:style-name="Standard">RSTCDC;SUBAR=TSV</text:p>
      <text:p text:style-name="Standard">FINI</text:p>
      <text:p text:style-name="Standard"></text:p>
      <text:p text:style-name="Standard">PROC SVDCA</text:p>
      <text:p text:style-name="Standard"><text:soft-page-break/>* PROC SVDCA<text:tab/><text:tab/><text:tab/><text:tab/>SVDC+USV=AXIS</text:p>
      <text:p text:style-name="Standard">SVDC;TSV=AXIS</text:p>
      <text:p text:style-name="Standard">FINI</text:p>
      <text:p text:style-name="Standard"></text:p>
      <text:p text:style-name="Standard">PROC RSTDCA</text:p>
      <text:p text:style-name="Standard">* PROC RSTDCA<text:tab/><text:tab/><text:tab/><text:tab/>RSTDC + AXIS=USV</text:p>
      <text:p text:style-name="Standard">RSTDC;AXIS=TSV</text:p>
      <text:p text:style-name="Standard">FINI</text:p>
      <text:p text:style-name="Standard"></text:p>
      <text:p text:style-name="Standard">PROC SVCDCA</text:p>
      <text:p text:style-name="Standard">* PROC SVCDCA<text:tab/><text:tab/><text:tab/><text:tab/>SVCDC+USV=AXIS</text:p>
      <text:p text:style-name="Standard">SVCDC;TSV=AXIS</text:p>
      <text:p text:style-name="Standard">FINI</text:p>
      <text:p text:style-name="Standard"></text:p>
      <text:p text:style-name="Standard">PROC RSTCDCA</text:p>
      <text:p text:style-name="Standard">* PROC RSTCDCA<text:tab/><text:tab/><text:tab/><text:tab/>RSTCDC + AXIS=USV</text:p>
      <text:p text:style-name="Standard">RSTCDC;AXIS=TSV</text:p>
      <text:p text:style-name="Standard">FINI</text:p>
      <text:p text:style-name="Standard"></text:p>
      <text:p text:style-name="Standard">PROC SVDCS</text:p>
      <text:p text:style-name="Standard">* PROC SVDCS<text:tab/><text:tab/><text:tab/><text:tab/>SVDC + USV=SUBARRAY</text:p>
      <text:p text:style-name="Standard">SVDC;TSV=SUBA</text:p>
      <text:p text:style-name="Standard">FINI</text:p>
      <text:p text:style-name="Standard"></text:p>
      <text:p text:style-name="Standard">PROC RSTDCS</text:p>
      <text:p text:style-name="Standard">* PROC RSTDCS<text:tab/><text:tab/><text:tab/><text:tab/>RSTDC + SUBARR=USV</text:p>
      <text:p text:style-name="Standard">RSTDC;SUBA=TSV</text:p>
      <text:p text:style-name="Standard">FINI</text:p>
      <text:p text:style-name="Standard"></text:p>
      <text:p text:style-name="Standard">PROC SVDCAT</text:p>
      <text:p text:style-name="Standard">* PROC SVDCAT<text:tab/><text:tab/><text:tab/><text:tab/>SVDCA + TARGET in UVWSV</text:p>
      <text:p text:style-name="Standard">SVDCA; USV=TARGET(1);VSV=TARGET(2);WSV=TARGET(3)</text:p>
      <text:p text:style-name="Standard">FINI</text:p>
      <text:p text:style-name="Standard"></text:p>
      <text:p text:style-name="Standard">PROC RSTDCAT</text:p>
      <text:p text:style-name="Standard">* PROC RSTDCAT<text:tab/><text:tab/><text:tab/><text:tab/>RSTDCA + TARGET FROM UVWSV</text:p>
      <text:p text:style-name="Standard">RSTDCA;TARGET(1)=USV;TARGET(2)=VSV;TARGET(3)=WSV</text:p>
      <text:p text:style-name="Standard">FINI</text:p>
      <text:p text:style-name="Standard"></text:p>
      <text:p text:style-name="Standard">PROC SVDCATD</text:p>
      <text:p text:style-name="Standard">* PROC SVDCATD<text:tab/><text:tab/><text:tab/><text:tab/>SVDCAT + SRVCRD in TSV</text:p>
      <text:p text:style-name="Standard">SVDCAT;TSV=SRVCRD</text:p>
      <text:p text:style-name="Standard">FINI</text:p>
      <text:p text:style-name="Standard"></text:p>
      <text:p text:style-name="Standard">PROC RSTDCATD</text:p>
      <text:p text:style-name="Standard">* PROC RSTDCATD<text:tab/><text:tab/><text:tab/><text:tab/>RSTDCAT +SRVCRD in TSV</text:p>
      <text:p text:style-name="Standard">RSTDCAT;SRVCRD=TSV</text:p>
      <text:p text:style-name="Standard">FINI</text:p>
      <text:p text:style-name="Standard">*</text:p>
      <text:p text:style-name="Standard"><text:soft-page-break/>*********************** PROCEDURES FOR SUN ************************</text:p>
      <text:p text:style-name="Standard">*</text:p>
      <text:p text:style-name="Standard"></text:p>
      <text:p text:style-name="Standard">PROC DEFSUB(IPA)</text:p>
      <text:p text:style-name="Standard">* PROC DEFSUB(IPA)<text:tab/><text:tab/>define antennas associated with subarray IPA</text:p>
      <text:p text:style-name="Standard">SVCDCS</text:p>
      <text:p text:style-name="Standard">DEST=50</text:p>
      <text:p text:style-name="Standard">COMM=20</text:p>
      <text:p text:style-name="Standard">SUBA=IPA</text:p>
      <text:p text:style-name="Standard">T3V</text:p>
      <text:p text:style-name="Standard">RSTCDCS</text:p>
      <text:p text:style-name="Standard">FINI</text:p>
      <text:p text:style-name="Standard"></text:p>
      <text:p text:style-name="Standard">PROC SHSUB(IPA)</text:p>
      <text:p text:style-name="Standard">* PROC SHSUB(IPA)<text:tab/><text:tab/>show antennas associated with subarray IPA</text:p>
      <text:p text:style-name="Standard">SVCDCS</text:p>
      <text:p text:style-name="Standard">DEST=50; COMM=21</text:p>
      <text:p text:style-name="Standard">SUBA=IPA;CPA(1)=0</text:p>
      <text:p text:style-name="Standard">T3V</text:p>
      <text:p text:style-name="Standard">RSTCDCS</text:p>
      <text:p text:style-name="Standard">FINI</text:p>
      <text:p text:style-name="Standard"></text:p>
      <text:p text:style-name="Standard">PROC STRTPROC(STRA3)</text:p>
      <text:p text:style-name="Standard">* PROC STRTPROC<text:tab/><text:tab/><text:tab/>starts specified process </text:p>
      <text:p text:style-name="Standard">SVDC</text:p>
      <text:p text:style-name="Standard">COMM=30;DEST=50;OUTFIL=STRA3</text:p>
      <text:p text:style-name="Standard">T3V</text:p>
      <text:p text:style-name="Standard">RSTDC</text:p>
      <text:p text:style-name="Standard">FINI</text:p>
      <text:p text:style-name="Standard"></text:p>
      <text:p text:style-name="Standard">PROC ABRTPROC(STRA3)</text:p>
      <text:p text:style-name="Standard">* PROC ABRTPROC<text:tab/><text:tab/><text:tab/>aborts starting of <text:s/>specified process </text:p>
      <text:p text:style-name="Standard">SVDC</text:p>
      <text:p text:style-name="Standard">COMM=31;DEST=50;OUTFIL=STRA3</text:p>
      <text:p text:style-name="Standard">T3V</text:p>
      <text:p text:style-name="Standard">RSTDC</text:p>
      <text:p text:style-name="Standard">FINI</text:p>
      <text:p text:style-name="Standard"></text:p>
      <text:p text:style-name="Standard">PROC HLTPROC(STRA3)</text:p>
      <text:p text:style-name="Standard">* PROC HLTPROC <text:s text:c="16"/>stops <text:s/>specified process</text:p>
      <text:p text:style-name="Standard">SVDC</text:p>
      <text:p text:style-name="Standard">COMM=32;DEST=50;OUTFIL=STRA3</text:p>
      <text:p text:style-name="Standard">T3V</text:p>
      <text:p text:style-name="Standard">RSTDC</text:p>
      <text:p text:style-name="Standard">FINI</text:p>
      <text:p text:style-name="Standard"></text:p>
      <text:p text:style-name="Standard">PROC USERCONN</text:p>
      <text:p text:style-name="Standard">* PROC USERCONN <text:s text:c="11"/>Connect User to COMMHAND </text:p>
      <text:p text:style-name="Standard">SVDC</text:p>
      <text:p text:style-name="Standard"><text:soft-page-break/>COMM=36;DEST=50;T3V</text:p>
      <text:p text:style-name="Standard">RSTDC</text:p>
      <text:p text:style-name="Standard">FINI</text:p>
      <text:p text:style-name="Standard"></text:p>
      <text:p text:style-name="Standard">PROC ONDBGUNIC</text:p>
      <text:p text:style-name="Standard">* PROC ONDBGUNIC<text:tab/><text:tab/><text:tab/>set debug on in unixcomh</text:p>
      <text:p text:style-name="Standard">SVDC</text:p>
      <text:p text:style-name="Standard">COMM 40;DEST=50;T3V</text:p>
      <text:p text:style-name="Standard">RSTDC</text:p>
      <text:p text:style-name="Standard">FINI</text:p>
      <text:p text:style-name="Standard"></text:p>
      <text:p text:style-name="Standard">PROC OFFDBGUNI</text:p>
      <text:p text:style-name="Standard">* PROC OFFDBGUNI<text:tab/><text:tab/><text:tab/>turn off debug in unixcomh</text:p>
      <text:p text:style-name="Standard">SVDC</text:p>
      <text:p text:style-name="Standard">COMM=42;DEST=50;T3V</text:p>
      <text:p text:style-name="Standard">RSTDC</text:p>
      <text:p text:style-name="Standard">FINI</text:p>
      <text:p text:style-name="Standard"></text:p>
      <text:p text:style-name="Standard">PROC LOGPKT(STRA3)</text:p>
      <text:p text:style-name="Standard">* PROC LOGPKT(STRA3)<text:tab/><text:tab/> <text:s/><text:tab/>start pkts logging in file STRA3</text:p>
      <text:p text:style-name="Standard">SVDC</text:p>
      <text:p text:style-name="Standard">COMM 50;DEST 50;OUTFIL=STRA3;</text:p>
      <text:p text:style-name="Standard">T3V;RSTDC</text:p>
      <text:p text:style-name="Standard">FINI</text:p>
      <text:p text:style-name="Standard"></text:p>
      <text:p text:style-name="Standard">PROC HLTPKTLOG(IPA)</text:p>
      <text:p text:style-name="Standard">* PROC HLTPKTLOG(IPA)<text:tab/><text:tab/><text:tab/>stop logging packets for file no IPA</text:p>
      <text:p text:style-name="Standard">SVCDC; COMM=52;CP(1)=IPA</text:p>
      <text:p text:style-name="Standard">DEST=50;T3V;RSTCDC</text:p>
      <text:p text:style-name="Standard">FINI</text:p>
      <text:p text:style-name="Standard"></text:p>
      <text:p text:style-name="Standard">PROC SHLOGLIST</text:p>
      <text:p text:style-name="Standard">* PROC SHLOGLIST<text:tab/><text:tab/><text:tab/>list opened log files for packet log</text:p>
      <text:p text:style-name="Standard">SVCDC; COMM=54;</text:p>
      <text:p text:style-name="Standard">DEST=50;T3V;RSTCDC</text:p>
      <text:p text:style-name="Standard">FINI</text:p>
      <text:p text:style-name="Standard"></text:p>
      <text:p text:style-name="Standard">*********= PROCEDURES FOR HANDLING THE SERVO =*********</text:p>
      <text:p text:style-name="Standard"></text:p>
      <text:p text:style-name="Standard">************* Operational Command Procedures ****************</text:p>
      <text:p text:style-name="Standard"></text:p>
      <text:p text:style-name="Standard">PROC COLDSTART</text:p>
      <text:p text:style-name="Standard">* PROC COLDSTART<text:tab/><text:tab/><text:tab/>Cold start of antenna </text:p>
      <text:p text:style-name="Standard">SVDC</text:p>
      <text:p text:style-name="Standard">DEST=16;COMM=40X;T3V</text:p>
      <text:p text:style-name="Standard">RSTDC</text:p>
      <text:p text:style-name="Standard">FINI</text:p>
      <text:p text:style-name="Standard"></text:p>
      <text:p text:style-name="Standard">PROC MV(IPA,JPA)</text:p>
      <text:p text:style-name="Standard"><text:soft-page-break/>* PROC MV(IPA,JPA)<text:tab/><text:tab/><text:tab/>Move antenna to az=xsv,el=ysv (astr)</text:p>
      <text:p text:style-name="Standard">SVDCAT</text:p>
      <text:p text:style-name="Standard">TARG(2)=IPA;TARG(3)=JPA</text:p>
      <text:p text:style-name="Standard">DEST=16;COMM=42X;AXIS=0;T3V</text:p>
      <text:p text:style-name="Standard">RSTDCAT</text:p>
      <text:p text:style-name="Standard">FINI</text:p>
      <text:p text:style-name="Standard"></text:p>
      <text:p text:style-name="Standard">PROC MVAZIM(IPA)</text:p>
      <text:p text:style-name="Standard">* PROC MVAZIM(IPA)<text:tab/><text:tab/><text:tab/>Move antenna to az=wsv (astr)</text:p>
      <text:p text:style-name="Standard">SVDCAT</text:p>
      <text:p text:style-name="Standard">TARG(2)=IPA</text:p>
      <text:p text:style-name="Standard">DEST=16;COMM=42X;AXIS=1;T3V</text:p>
      <text:p text:style-name="Standard">RSTDCAT</text:p>
      <text:p text:style-name="Standard">FINI</text:p>
      <text:p text:style-name="Standard"></text:p>
      <text:p text:style-name="Standard"></text:p>
      <text:p text:style-name="Standard">PROC MVELEV(IPA)</text:p>
      <text:p text:style-name="Standard">* PROC MVELEV(IPA)<text:tab/><text:tab/><text:tab/>Move antenna to el=wsv (astr)</text:p>
      <text:p text:style-name="Standard">SVDCAT</text:p>
      <text:p text:style-name="Standard">TARG(3)=IPA</text:p>
      <text:p text:style-name="Standard">DEST=16;COMM=42X;AXIS=2;T3V</text:p>
      <text:p text:style-name="Standard">RSTDCAT</text:p>
      <text:p text:style-name="Standard">FINI</text:p>
      <text:p text:style-name="Standard"></text:p>
      <text:p text:style-name="Standard"></text:p>
      <text:p text:style-name="Standard">PROC AMV(IPA,JPA)</text:p>
      <text:p text:style-name="Standard">* PROC AMV(IPA,JPA)<text:tab/><text:tab/><text:tab/>move antenna to az=xsv,el=ysv (antenna)</text:p>
      <text:p text:style-name="Standard">SVDCATD</text:p>
      <text:p text:style-name="Standard">TARG(2)=IPA;TARG(3)=JPA</text:p>
      <text:p text:style-name="Standard">DEST=16;COMM=42X;AXIS=0;SRVCRD=10;T3V</text:p>
      <text:p text:style-name="Standard">RSTDCATD</text:p>
      <text:p text:style-name="Standard">FINI</text:p>
      <text:p text:style-name="Standard"></text:p>
      <text:p text:style-name="Standard">PROC AMVAZIM(IPA)</text:p>
      <text:p text:style-name="Standard">* PROC AMVAZIM(IPA)<text:tab/><text:tab/><text:tab/>move antenna to az=xsv <text:s/>(antenna)</text:p>
      <text:p text:style-name="Standard">SVDCATD</text:p>
      <text:p text:style-name="Standard">TARG(2)=IPA</text:p>
      <text:p text:style-name="Standard">DEST=16;COMM=42X;AXIS=1;SRVCRD=10;T3V</text:p>
      <text:p text:style-name="Standard">RSTDCATD</text:p>
      <text:p text:style-name="Standard">FINI</text:p>
      <text:p text:style-name="Standard"></text:p>
      <text:p text:style-name="Standard">PROC GOINNER</text:p>
      <text:p text:style-name="Standard">* PROC GOINNER<text:tab/><text:tab/><text:tab/><text:tab/>request antenna to move on inner track</text:p>
      <text:p text:style-name="Standard">SRVCRD=0</text:p>
      <text:p text:style-name="Standard">FINI</text:p>
      <text:p text:style-name="Standard"></text:p>
      <text:p text:style-name="Standard">PROC GOOUTER</text:p>
      <text:p text:style-name="Standard">* PROC GOOUTER<text:tab/><text:tab/><text:tab/><text:tab/>request antenna to move on outer track</text:p>
      <text:p text:style-name="Standard">SRVCRD=1</text:p>
      <text:p text:style-name="Standard"><text:soft-page-break/>FINI</text:p>
      <text:p text:style-name="Standard"></text:p>
      <text:p text:style-name="Standard">PROC TRACK(JPA,KPA,IPA)</text:p>
      <text:p text:style-name="Standard">* PROC TRACK(IPA,JPA,KPA)<text:tab/><text:tab/>servo track , parms=2 angles &amp; time</text:p>
      <text:p text:style-name="Standard">SVDCAT</text:p>
      <text:p text:style-name="Standard">TARG(1)=IPA;TARG(2)=JPA;TARG(3)=KPA</text:p>
      <text:p text:style-name="Standard">DEST=16;COMM=44x;AXIS=0;T3V</text:p>
      <text:p text:style-name="Standard">RSTDCAT</text:p>
      <text:p text:style-name="Standard">FINI</text:p>
      <text:p text:style-name="Standard"></text:p>
      <text:p text:style-name="Standard">PROC TRKAZIM(JPA,IPA)</text:p>
      <text:p text:style-name="Standard">* PROC TRKAZIM(IPA,JPA) <text:tab/> <text:s text:c="7"/>servo track , parms=azim and time</text:p>
      <text:p text:style-name="Standard">SVDCAT</text:p>
      <text:p text:style-name="Standard">TARG(1)=IPA;TARG(2)=JPA</text:p>
      <text:p text:style-name="Standard">DEST=16;COMM=44x;AXIS=1;T3V</text:p>
      <text:p text:style-name="Standard">RSTDCAT</text:p>
      <text:p text:style-name="Standard">FINI</text:p>
      <text:p text:style-name="Standard"></text:p>
      <text:p text:style-name="Standard"></text:p>
      <text:p text:style-name="Standard">PROC TRKELEV(JPA,IPA)</text:p>
      <text:p text:style-name="Standard">* PROC TRKELEV(IPA,JPA)<text:tab/><text:tab/><text:tab/>servo track , parms=elev and time</text:p>
      <text:p text:style-name="Standard">SVDCAT</text:p>
      <text:p text:style-name="Standard">TARG(1)=IPA;TARG(3)=JPA</text:p>
      <text:p text:style-name="Standard">DEST=16;COMM=44x;AXIS=2;T3V</text:p>
      <text:p text:style-name="Standard">RSTDCAT</text:p>
      <text:p text:style-name="Standard">FINI</text:p>
      <text:p text:style-name="Standard"></text:p>
      <text:p text:style-name="Standard">PROC ATRACK(JPA,KPA,IPA)</text:p>
      <text:p text:style-name="Standard">* PROC ATRACK(IPA,JPA,KPA)<text:tab/><text:tab/>servo track in ant cord, parms=azim elev&amp; time</text:p>
      <text:p text:style-name="Standard">SVDCAT</text:p>
      <text:p text:style-name="Standard">TARG(1)=IPA;TARG(2)=JPA;TARG(3)=KPA</text:p>
      <text:p text:style-name="Standard">DEST=16;COMM=44x;AXIS=0;SRVCRD=10;T3V</text:p>
      <text:p text:style-name="Standard">RSTDCAT</text:p>
      <text:p text:style-name="Standard">FINI</text:p>
      <text:p text:style-name="Standard"></text:p>
      <text:p text:style-name="Standard">PROC ATRKAZIM(JPA,IPA)</text:p>
      <text:p text:style-name="Standard">* PROC ATRKAZIM(IPA,JPA) <text:tab/> <text:s text:c="7"/>servo track in ant cord, parms=azim and time</text:p>
      <text:p text:style-name="Standard">SVDCAT</text:p>
      <text:p text:style-name="Standard">TARG(1)=IPA;TARG(2)=JPA</text:p>
      <text:p text:style-name="Standard">DEST=16;COMM=44x;AXIS=1;SRVCRD=10;T3V</text:p>
      <text:p text:style-name="Standard">RSTDCAT</text:p>
      <text:p text:style-name="Standard">FINI</text:p>
      <text:p text:style-name="Standard"></text:p>
      <text:p text:style-name="Standard">PROC HOLD</text:p>
      <text:p text:style-name="Standard">* PROC HOLD<text:tab/><text:tab/><text:tab/><text:tab/>request servo to release brakes and hold</text:p>
      <text:p text:style-name="Standard">SVDCA</text:p>
      <text:p text:style-name="Standard">DEST=16;COMM=46X;AXIS=0;T3V</text:p>
      <text:p text:style-name="Standard">RSTDCA</text:p>
      <text:p text:style-name="Standard">FINI</text:p>
      <text:p text:style-name="Standard"><text:soft-page-break/></text:p>
      <text:p text:style-name="Standard">PROC HLDAZIM</text:p>
      <text:p text:style-name="Standard">* PROC HLDAZIM<text:tab/><text:tab/><text:tab/><text:tab/>release azim brakes and hold</text:p>
      <text:p text:style-name="Standard">SVDCA</text:p>
      <text:p text:style-name="Standard">DEST=16;COMM=46X;AXIS=1;T3V</text:p>
      <text:p text:style-name="Standard">RSTDCA</text:p>
      <text:p text:style-name="Standard">FINI</text:p>
      <text:p text:style-name="Standard"></text:p>
      <text:p text:style-name="Standard">PROC HLDELEV</text:p>
      <text:p text:style-name="Standard">* PROC HLDELEV<text:tab/><text:tab/><text:tab/><text:tab/>release elev brakes and hold</text:p>
      <text:p text:style-name="Standard">SVDCA</text:p>
      <text:p text:style-name="Standard">DEST=16;COMM=46X;AXIS=2;T3V</text:p>
      <text:p text:style-name="Standard">RSTDCA</text:p>
      <text:p text:style-name="Standard">FINI</text:p>
      <text:p text:style-name="Standard"></text:p>
      <text:p text:style-name="Standard">PROC BRAKES</text:p>
      <text:p text:style-name="Standard">* PROC BRAKES<text:tab/><text:tab/><text:tab/><text:tab/>apply brakes on both axis</text:p>
      <text:p text:style-name="Standard">SVDCA</text:p>
      <text:p text:style-name="Standard">DEST=16;COMM=48x;AXIS=0;T3V</text:p>
      <text:p text:style-name="Standard">RSTDCA</text:p>
      <text:p text:style-name="Standard">FINI</text:p>
      <text:p text:style-name="Standard"></text:p>
      <text:p text:style-name="Standard">PROC BRKAZIM</text:p>
      <text:p text:style-name="Standard">* PROC BRKAZIM<text:tab/><text:tab/><text:tab/><text:tab/>apply brakes on azim axis</text:p>
      <text:p text:style-name="Standard">SVDCA</text:p>
      <text:p text:style-name="Standard">DEST=16;COMM=48x;AXIS=1;T3V</text:p>
      <text:p text:style-name="Standard">RSTDCA</text:p>
      <text:p text:style-name="Standard">FINI</text:p>
      <text:p text:style-name="Standard"></text:p>
      <text:p text:style-name="Standard">PROC BRKELEV</text:p>
      <text:p text:style-name="Standard">* PROC BRKELEV<text:tab/><text:tab/><text:tab/><text:tab/>apply brakes on elev axis</text:p>
      <text:p text:style-name="Standard">SVDCA</text:p>
      <text:p text:style-name="Standard">DEST=16;COMM=48x;AXIS=2;T3V</text:p>
      <text:p text:style-name="Standard">RSTDCA</text:p>
      <text:p text:style-name="Standard">FINI</text:p>
      <text:p text:style-name="Standard"></text:p>
      <text:p text:style-name="Standard">PROC CLOSE</text:p>
      <text:p text:style-name="Standard">* PROC CLOSE<text:tab/><text:tab/><text:tab/><text:tab/>close down observations</text:p>
      <text:p text:style-name="Standard">SVCDC</text:p>
      <text:p text:style-name="Standard">DEST=16;COMM=4ax;T3V</text:p>
      <text:p text:style-name="Standard">RSTCDC</text:p>
      <text:p text:style-name="Standard">FINI</text:p>
      <text:p text:style-name="Standard"></text:p>
      <text:p text:style-name="Standard">PROC STOW</text:p>
      <text:p text:style-name="Standard">* PROC STOW<text:tab/><text:tab/><text:tab/><text:tab/>stow the antenna</text:p>
      <text:p text:style-name="Standard">SVDCA</text:p>
      <text:p text:style-name="Standard">DEST=16;COMM=4cx;AXIS=0;T3V</text:p>
      <text:p text:style-name="Standard">RSTDCA</text:p>
      <text:p text:style-name="Standard">FINI</text:p>
      <text:p text:style-name="Standard"><text:soft-page-break/></text:p>
      <text:p text:style-name="Standard">PROC SWELEV</text:p>
      <text:p text:style-name="Standard">* PROC SWELEV<text:tab/><text:tab/><text:tab/><text:tab/>stow antenna in elev</text:p>
      <text:p text:style-name="Standard">SVDCA</text:p>
      <text:p text:style-name="Standard">DEST=16;COMM=4cx;AXIS=2;T3V</text:p>
      <text:p text:style-name="Standard">RSTDCA</text:p>
      <text:p text:style-name="Standard">FINI</text:p>
      <text:p text:style-name="Standard"></text:p>
      <text:p text:style-name="Standard">PROC SWRELE</text:p>
      <text:p text:style-name="Standard">* PROC SWRELE<text:tab/><text:tab/><text:tab/><text:tab/>release antenna from stowed pos</text:p>
      <text:p text:style-name="Standard">SVDCA</text:p>
      <text:p text:style-name="Standard">DEST=16;COMM=4ex;AXIS=0;T3V</text:p>
      <text:p text:style-name="Standard">RSTDCA</text:p>
      <text:p text:style-name="Standard">FINI</text:p>
      <text:p text:style-name="Standard"></text:p>
      <text:p text:style-name="Standard">PROC SWRELEL</text:p>
      <text:p text:style-name="Standard">* PROC SWRELEL<text:tab/><text:tab/><text:tab/><text:tab/>release antenna elevation stow</text:p>
      <text:p text:style-name="Standard">SVDCA</text:p>
      <text:p text:style-name="Standard">DEST=16;COMM=4ex;AXIS=2;T3V</text:p>
      <text:p text:style-name="Standard">RSTDCA</text:p>
      <text:p text:style-name="Standard">FINI</text:p>
      <text:p text:style-name="Standard"></text:p>
      <text:p text:style-name="Standard">PROC STOP</text:p>
      <text:p text:style-name="Standard">* PROC STOP<text:tab/><text:tab/><text:tab/><text:tab/>abort servo's previous command(to stop in moving both axes)</text:p>
      <text:p text:style-name="Standard">SVDC</text:p>
      <text:p text:style-name="Standard">DEST=16;COMM=50x;T3V</text:p>
      <text:p text:style-name="Standard">RSTDC</text:p>
      <text:p text:style-name="Standard">FINI</text:p>
      <text:p text:style-name="Standard"></text:p>
      <text:p text:style-name="Standard">PROC ABRTSRVCMD</text:p>
      <text:p text:style-name="Standard">* PROC ABRTSRVCMD<text:tab/><text:tab/><text:tab/><text:tab/>abort servo's previous command</text:p>
      <text:p text:style-name="Standard">SVDC</text:p>
      <text:p text:style-name="Standard">DEST=16;COMM=50x;T3V</text:p>
      <text:p text:style-name="Standard">RSTDC</text:p>
      <text:p text:style-name="Standard">FINI</text:p>
      <text:p text:style-name="Standard"></text:p>
      <text:p text:style-name="Standard">PROC RDSRVSPC</text:p>
      <text:p text:style-name="Standard">* PROC RDSRVSPC <text:s text:c="24"/>read servo set param (in srvs, servo sp. window)</text:p>
      <text:p text:style-name="Standard">SVDC</text:p>
      <text:p text:style-name="Standard">DEST=16;COMM=3ax;t3v</text:p>
      <text:p text:style-name="Standard">COMM=36x;t3v</text:p>
      <text:p text:style-name="Standard">RSTDC</text:p>
      <text:p text:style-name="Standard">FINI</text:p>
      <text:p text:style-name="Standard"></text:p>
      <text:p text:style-name="Standard">PROC RSTSERVO</text:p>
      <text:p text:style-name="Standard">* PROC RSTSERVO <text:s text:c="24"/>reset servo computer</text:p>
      <text:p text:style-name="Standard">SVDC</text:p>
      <text:p text:style-name="Standard">COMM=6cx;DEST=16;T3V</text:p>
      <text:p text:style-name="Standard"><text:soft-page-break/>RSTDC</text:p>
      <text:p text:style-name="Standard">FINI</text:p>
      <text:p text:style-name="Standard"></text:p>
      <text:p text:style-name="Standard">* Procedure to check STP flag appearance &amp; dis-appearance</text:p>
      <text:p text:style-name="Standard">* PROC STPCHK(KPA)</text:p>
      <text:p text:style-name="Standard">PROC STPCHK(KPA)</text:p>
      <text:p text:style-name="Standard">SVDC</text:p>
      <text:p text:style-name="Standard">SRVCRD=1</text:p>
      <text:p text:style-name="Standard">MVEL(88d)</text:p>
      <text:p text:style-name="Standard">type hms(KPA)</text:p>
      <text:p text:style-name="Standard">for i=1 to 3</text:p>
      <text:p text:style-name="Standard">KPA=KPA+20m</text:p>
      <text:p text:style-name="Standard">SRVCRD=2</text:p>
      <text:p text:style-name="Standard">TRKELEV(92d,KPA)</text:p>
      <text:p text:style-name="Standard">sleep(600)</text:p>
      <text:p text:style-name="Standard">sleep(600)</text:p>
      <text:p text:style-name="Standard">KPA=KPA+20m</text:p>
      <text:p text:style-name="Standard">SRVCRD=1</text:p>
      <text:p text:style-name="Standard">TRKELEV(88d,KPA)</text:p>
      <text:p text:style-name="Standard">sleep(600)</text:p>
      <text:p text:style-name="Standard">sleep(600)</text:p>
      <text:p text:style-name="Standard">END</text:p>
      <text:p text:style-name="Standard">RSTDC</text:p>
      <text:p text:style-name="Standard">FINI</text:p>
      <text:p text:style-name="Standard"></text:p>
      <text:p text:style-name="Standard">**************** Procedures for Set Mode Commands *****************</text:p>
      <text:p text:style-name="Standard"></text:p>
      <text:p text:style-name="Standard">PROC STSRVTIM</text:p>
      <text:p text:style-name="Standard">* PROC STSRVTIM<text:tab/><text:tab/><text:tab/>set servo time IPA sec ahead</text:p>
      <text:p text:style-name="Standard">SVDC</text:p>
      <text:p text:style-name="Standard">DEST=16;COMM=52x;T3V</text:p>
      <text:p text:style-name="Standard">RSTDC</text:p>
      <text:p text:style-name="Standard">FINI</text:p>
      <text:p text:style-name="Standard">*** Other servo set parameter procedures are in STSERVPAR.001</text:p>
      <text:p text:style-name="Standard">*</text:p>
      <text:p text:style-name="Standard">****************** Procedures for ABC **********************</text:p>
      <text:p text:style-name="Standard">*</text:p>
      <text:p text:style-name="Standard"></text:p>
      <text:p text:style-name="Standard">PROC STMCM</text:p>
      <text:p text:style-name="Standard">* PROC STMCM<text:tab/><text:tab/><text:tab/>set MCM for ABC using mpa(I)</text:p>
      <text:p text:style-name="Standard">SVDC; COMM=0;DEST=17;T3V;RSTDC</text:p>
      <text:p text:style-name="Standard">FINI</text:p>
      <text:p text:style-name="Standard"></text:p>
      <text:p text:style-name="Standard">PROC STABCTIM</text:p>
      <text:p text:style-name="Standard">* PROC STABCTIM <text:tab/><text:tab/>set ABC and Servo time, and set LST on ABC</text:p>
      <text:p text:style-name="Standard">SVDC; </text:p>
      <text:p text:style-name="Standard">COMM=1;DEST=17</text:p>
      <text:p text:style-name="Standard">T3V</text:p>
      <text:p text:style-name="Standard">RSTDC; </text:p>
      <text:p text:style-name="Standard"><text:soft-page-break/>FINI</text:p>
      <text:p text:style-name="Standard"></text:p>
      <text:p text:style-name="Standard"></text:p>
      <text:p text:style-name="Standard">PROC STABCDLY</text:p>
      <text:p text:style-name="Standard">* PROC STABCDLY<text:tab/><text:tab/><text:tab/>set ABC delays to values set in TPARM(1-18)</text:p>
      <text:p text:style-name="Standard">SVDC;</text:p>
      <text:p text:style-name="Standard">COMM=2;DEST=17;</text:p>
      <text:p text:style-name="Standard">T3V;RSTDC</text:p>
      <text:p text:style-name="Standard">FINI</text:p>
      <text:p text:style-name="Standard"></text:p>
      <text:p text:style-name="Standard">PROC STABCCYC</text:p>
      <text:p text:style-name="Standard">* PROC STABCDLY<text:tab/><text:tab/><text:tab/>set ABC default delays and cycle values </text:p>
      <text:p text:style-name="Standard">SVDC;</text:p>
      <text:p text:style-name="Standard">COMM=2;DEST=17;</text:p>
      <text:p text:style-name="Standard">TPA 1,4,4,4,10,2,10,5,2,0,1,1,5,10,30,14,15,3</text:p>
      <text:p text:style-name="Standard">T3V;RSTDC</text:p>
      <text:p text:style-name="Standard">FINI</text:p>
      <text:p text:style-name="Standard"></text:p>
      <text:p text:style-name="Standard">**PROC STABC3CYC</text:p>
      <text:p text:style-name="Standard">* PROC STABC3CYC<text:tab/><text:tab/><text:tab/>set ABC delays and 3 sec cycle time </text:p>
      <text:p text:style-name="Standard">*SVDC;</text:p>
      <text:p text:style-name="Standard">*COMM=2;DEST=17;</text:p>
      <text:p text:style-name="Standard">*TPA 3,4,4,4,10,2,10,5,2,0,1,1,8,10,30,14,15,3</text:p>
      <text:p text:style-name="Standard">*T3V;RSTDC</text:p>
      <text:p text:style-name="Standard">*FINI</text:p>
      <text:p text:style-name="Standard"></text:p>
      <text:p text:style-name="Standard">**PROC STABC4CYC</text:p>
      <text:p text:style-name="Standard">* PROC STABC4CYC<text:tab/><text:tab/><text:tab/>set ABC delays and 4 sec cycle time </text:p>
      <text:p text:style-name="Standard">*SVDC;</text:p>
      <text:p text:style-name="Standard">*COMM=2;DEST=17;</text:p>
      <text:p text:style-name="Standard">*TPA 4,4,4,4,10,2,10,5,2,0,1,1,8,10,30,14,15,3</text:p>
      <text:p text:style-name="Standard">*T3V;RSTDC</text:p>
      <text:p text:style-name="Standard">*FINI</text:p>
      <text:p text:style-name="Standard"></text:p>
      <text:p text:style-name="Standard">PROC ENABCQ(IPA)</text:p>
      <text:p text:style-name="Standard">* PROC ENABCQ(IPA)<text:tab/><text:tab/>start queuing ABC commands for dest=IPA</text:p>
      <text:p text:style-name="Standard">SVCDC;COMM=3;DEST=17;</text:p>
      <text:p text:style-name="Standard">TPARM(1)=IPA;T3V;RSTCDC</text:p>
      <text:p text:style-name="Standard">FINI</text:p>
      <text:p text:style-name="Standard"></text:p>
      <text:p text:style-name="Standard">PROC ENAMCMQ</text:p>
      <text:p text:style-name="Standard">* PROC ENAMCMQ <text:s text:c="18"/>Enable mcm qued cmds</text:p>
      <text:p text:style-name="Standard">SVCDC</text:p>
      <text:p text:style-name="Standard">COMMAND=3;DEST=17</text:p>
      <text:p text:style-name="Standard">TPARM(1)=0;T3V</text:p>
      <text:p text:style-name="Standard">RSTCDC</text:p>
      <text:p text:style-name="Standard">FINI</text:p>
      <text:p text:style-name="Standard"></text:p>
      <text:p text:style-name="Standard">PROC DISMCMQ</text:p>
      <text:p text:style-name="Standard"><text:soft-page-break/>* PROC DISMCMQ <text:s text:c="18"/>Disable mcm cmd quing</text:p>
      <text:p text:style-name="Standard">SVCDC</text:p>
      <text:p text:style-name="Standard">COMMA=3;DEST=17</text:p>
      <text:p text:style-name="Standard">ABCQDES=17;T3V; RSTCDC</text:p>
      <text:p text:style-name="Standard">FINI</text:p>
      <text:p text:style-name="Standard"></text:p>
      <text:p text:style-name="Standard">PROC STABCDBG(IPA)</text:p>
      <text:p text:style-name="Standard">* PROC STABCDBG(IPA)<text:tab/><text:tab/>set ABC in Debug mode IPA</text:p>
      <text:p text:style-name="Standard">SVCDC;COMM=4;TPARM(1)=IPA;</text:p>
      <text:p text:style-name="Standard">DEST=17;T3V;RSTCDC</text:p>
      <text:p text:style-name="Standard">FINI</text:p>
      <text:p text:style-name="Standard"></text:p>
      <text:p text:style-name="Standard">PROC ABRTABCQ(IPA,JPA)</text:p>
      <text:p text:style-name="Standard">* PROC ABRTABCQ(IPA,JPA) <text:s text:c="7"/>abort JPA cmds fro IPA in ABC Q</text:p>
      <text:p text:style-name="Standard">SVCDC;COMM=5;TPA(1)=IPA;</text:p>
      <text:p text:style-name="Standard">TPA(2)=JPA;DEST=17;T3V;RSTCDC</text:p>
      <text:p text:style-name="Standard">FINI</text:p>
      <text:p text:style-name="Standard"></text:p>
      <text:p text:style-name="Standard">PROC TALK(IPA,OUTFIL)</text:p>
      <text:p text:style-name="Standard">* PROC TALK(IPA,OUTFIL) <text:tab/>send talk message to ABC</text:p>
      <text:p text:style-name="Standard">SVCDC; </text:p>
      <text:p text:style-name="Standard">COMM=7;DEST=17;TPA(1)=IPA;T3V;</text:p>
      <text:p text:style-name="Standard">RSTCDC; </text:p>
      <text:p text:style-name="Standard">FINI</text:p>
      <text:p text:style-name="Standard"></text:p>
      <text:p text:style-name="Standard">PROC RDABCVER</text:p>
      <text:p text:style-name="Standard">* PROC RDABCVER<text:tab/><text:tab/><text:tab/>read ABC program version</text:p>
      <text:p text:style-name="Standard">SVDC;COMM=10;DEST=17;T3V;RSTDC</text:p>
      <text:p text:style-name="Standard">FINI</text:p>
      <text:p text:style-name="Standard"></text:p>
      <text:p text:style-name="Standard"></text:p>
      <text:p text:style-name="Standard">PROC RDABCDBG</text:p>
      <text:p text:style-name="Standard">* PROC RDABCDBG <text:tab/><text:tab/>read ABC error statistics</text:p>
      <text:p text:style-name="Standard">SVDC;COMM=11;DEST=17;T3V;RSTDC</text:p>
      <text:p text:style-name="Standard">FINI</text:p>
      <text:p text:style-name="Standard"></text:p>
      <text:p text:style-name="Standard">PROC RDABCDLY</text:p>
      <text:p text:style-name="Standard">* PROC RDABCDLY<text:tab/><text:tab/><text:tab/>read the values of ABC delay</text:p>
      <text:p text:style-name="Standard">SVDC;COMM=12;DEST=17;T3V;RSTDC</text:p>
      <text:p text:style-name="Standard">FINI</text:p>
      <text:p text:style-name="Standard"></text:p>
      <text:p text:style-name="Standard">PROC DISSRVLNK</text:p>
      <text:p text:style-name="Standard">* PROC DISSRVLNK <text:s text:c="16"/>Disable servo commuication for antenna</text:p>
      <text:p text:style-name="Standard">SVCDC</text:p>
      <text:p text:style-name="Standard">TPA(1)=0;COMM=14</text:p>
      <text:p text:style-name="Standard">DEST=17;T3VERB</text:p>
      <text:p text:style-name="Standard">RSTCDC</text:p>
      <text:p text:style-name="Standard">FINI</text:p>
      <text:p text:style-name="Standard"></text:p>
      <text:p text:style-name="Standard"><text:soft-page-break/>PROC ENASRVLNK</text:p>
      <text:p text:style-name="Standard">* PROC ENASRVLNK <text:s text:c="16"/>Enable servo communication for antenna</text:p>
      <text:p text:style-name="Standard">SVCDC</text:p>
      <text:p text:style-name="Standard">TPA(1)=1;COMM=14</text:p>
      <text:p text:style-name="Standard">DEST=17;T3VERB</text:p>
      <text:p text:style-name="Standard">RSTCDC</text:p>
      <text:p text:style-name="Standard">FINI</text:p>
      <text:p text:style-name="Standard"></text:p>
      <text:p text:style-name="Standard">PROC ABRTPRKANT</text:p>
      <text:p text:style-name="Standard">* PROC ABRTPRKANT<text:tab/> <text:s text:c="7"/>Abort ante parking sequence</text:p>
      <text:p text:style-name="Standard">SVDC</text:p>
      <text:p text:style-name="Standard">COMM=15;DEST=17;T3V</text:p>
      <text:p text:style-name="Standard">RSTDC</text:p>
      <text:p text:style-name="Standard">FINI</text:p>
      <text:p text:style-name="Standard"></text:p>
      <text:p text:style-name="Standard">PROC MCHABCCTR</text:p>
      <text:p text:style-name="Standard">* PROC MCHABCCTR<text:tab/><text:tab/>match cmd -resp counters for abc</text:p>
      <text:p text:style-name="Standard">SVDC</text:p>
      <text:p text:style-name="Standard">COMM=16;DEST=17;T3V</text:p>
      <text:p text:style-name="Standard">RSTDC</text:p>
      <text:p text:style-name="Standard">FINI</text:p>
      <text:p text:style-name="Standard"></text:p>
      <text:p text:style-name="Standard">PROC GOABCAPPL</text:p>
      <text:p text:style-name="Standard">* PROC GOABCAPPL <text:s text:c="15"/>Ask abc kernel to goto appln and execute</text:p>
      <text:p text:style-name="Standard">SVCDC</text:p>
      <text:p text:style-name="Standard">TPA(1)=4;COMM=17</text:p>
      <text:p text:style-name="Standard">DEST=17;T3VERB</text:p>
      <text:p text:style-name="Standard">RSTCDC</text:p>
      <text:p text:style-name="Standard">FINI</text:p>
      <text:p text:style-name="Standard"></text:p>
      <text:p text:style-name="Standard">PROC GOPROMAPPL</text:p>
      <text:p text:style-name="Standard">* PROC GOPROMAPPL <text:s text:c="15"/>Ask kernel to transfer from PROM and execute</text:p>
      <text:p text:style-name="Standard">SVCDC</text:p>
      <text:p text:style-name="Standard">TPA(1)=5;COMM=17</text:p>
      <text:p text:style-name="Standard">DEST=17;T3VERB</text:p>
      <text:p text:style-name="Standard">RSTCDC</text:p>
      <text:p text:style-name="Standard">FINI</text:p>
      <text:p text:style-name="Standard"></text:p>
      <text:p text:style-name="Standard">PROC STRTABCDNL</text:p>
      <text:p text:style-name="Standard">* PROC STRTABCDNL <text:s text:c="4"/>Start ABC code down loading(obj.dat in current area)</text:p>
      <text:p text:style-name="Standard">SVCDC</text:p>
      <text:p text:style-name="Standard">TPA(1)=255;TPA(2)=300;</text:p>
      <text:p text:style-name="Standard">COMM=17</text:p>
      <text:p text:style-name="Standard">DEST=17;T3VERB</text:p>
      <text:p text:style-name="Standard">RSTCDC</text:p>
      <text:p text:style-name="Standard">FINI</text:p>
      <text:p text:style-name="Standard"></text:p>
      <text:p text:style-name="Standard">PROC RDQTIME</text:p>
      <text:p text:style-name="Standard">* PROC RDQTIME<text:tab/><text:tab/>Read abc q timing info</text:p>
      <text:p text:style-name="Standard"><text:soft-page-break/>SVDC</text:p>
      <text:p text:style-name="Standard">COMM=19;DEST=17;T3V</text:p>
      <text:p text:style-name="Standard">RSTDC</text:p>
      <text:p text:style-name="Standard">FINI</text:p>
      <text:p text:style-name="Standard"></text:p>
      <text:p text:style-name="Standard">PROC ENALO1MON</text:p>
      <text:p text:style-name="Standard">* PROC ENALO1MON <text:s text:c="16"/>Enable lo 1 monitor for antenna: MCM 2</text:p>
      <text:p text:style-name="Standard">SVCDC</text:p>
      <text:p text:style-name="Standard">TPA(1)=1;TPA(2)=2;</text:p>
      <text:p text:style-name="Standard">TPA(3)=0;COMM=20</text:p>
      <text:p text:style-name="Standard">DEST=17;T3VERB</text:p>
      <text:p text:style-name="Standard">RSTCDC</text:p>
      <text:p text:style-name="Standard">FINI</text:p>
      <text:p text:style-name="Standard"></text:p>
      <text:p text:style-name="Standard">PROC ENALO2MON</text:p>
      <text:p text:style-name="Standard">* PROC ENALO2MON <text:s text:c="16"/>Enable lo 2 <text:s/>monitor for antenna MCM 3</text:p>
      <text:p text:style-name="Standard">SVCDC</text:p>
      <text:p text:style-name="Standard">TPA(1)=1;TPA(2)=3;</text:p>
      <text:p text:style-name="Standard">TPA(3)=0;COMM=20</text:p>
      <text:p text:style-name="Standard">DEST=17;T3VERB</text:p>
      <text:p text:style-name="Standard">RSTCDC</text:p>
      <text:p text:style-name="Standard">FINI</text:p>
      <text:p text:style-name="Standard"></text:p>
      <text:p text:style-name="Standard">PROC DISLO1MON</text:p>
      <text:p text:style-name="Standard">* PROC DISLO1MON <text:s text:c="16"/>Disable lo 1 monitor for antenna</text:p>
      <text:p text:style-name="Standard">SVCDC</text:p>
      <text:p text:style-name="Standard">TPA(1)=0;TPA(2)=2;COMM=20</text:p>
      <text:p text:style-name="Standard">DEST=17;T3VERB</text:p>
      <text:p text:style-name="Standard">RSTCDC</text:p>
      <text:p text:style-name="Standard">FINI</text:p>
      <text:p text:style-name="Standard"></text:p>
      <text:p text:style-name="Standard">PROC DISLO2MON</text:p>
      <text:p text:style-name="Standard">* PROC DISLO2MON <text:s text:c="16"/>Disable lo <text:s/>2 monitor for antenna</text:p>
      <text:p text:style-name="Standard">SVCDC</text:p>
      <text:p text:style-name="Standard">TPA(1)=0;TPA(2)=3;COMM=20</text:p>
      <text:p text:style-name="Standard">DEST=17;T3VERB</text:p>
      <text:p text:style-name="Standard">RSTCDC</text:p>
      <text:p text:style-name="Standard">FINI</text:p>
      <text:p text:style-name="Standard"></text:p>
      <text:p text:style-name="Standard">PROC ENAIFMON</text:p>
      <text:p text:style-name="Standard">* PROC ENAIFMON <text:s text:c="16"/>Enable if monitor for antenna</text:p>
      <text:p text:style-name="Standard">SVCDC</text:p>
      <text:p text:style-name="Standard">TPA(1)=1;TPA(2)=10;</text:p>
      <text:p text:style-name="Standard">TPA(3)=1;COMM=20</text:p>
      <text:p text:style-name="Standard">DEST=17;T3VERB</text:p>
      <text:p text:style-name="Standard">RSTCDC</text:p>
      <text:p text:style-name="Standard">FINI</text:p>
      <text:p text:style-name="Standard"></text:p>
      <text:p text:style-name="Standard">PROC DISIFMON</text:p>
      <text:p text:style-name="Standard"><text:soft-page-break/>* PROC DISIFMON <text:s text:c="16"/>Disable if monitor for antenna</text:p>
      <text:p text:style-name="Standard">SVCDC</text:p>
      <text:p text:style-name="Standard">TPA(1)=0;TPA(2)=9;COMM=20</text:p>
      <text:p text:style-name="Standard">DEST=17;T3VERB</text:p>
      <text:p text:style-name="Standard">RSTCDC</text:p>
      <text:p text:style-name="Standard">FINI</text:p>
      <text:p text:style-name="Standard"></text:p>
      <text:p text:style-name="Standard">PROC LDANTPARAM</text:p>
      <text:p text:style-name="Standard">* PROC LDANTPARAM<text:tab/> <text:s text:c="3"/>load ant specific param for local track(current hardcoded in proc in TPA array)</text:p>
      <text:p text:style-name="Standard">SVCDC</text:p>
      <text:p text:style-name="Standard">*COMM=25;DEST=17;</text:p>
      <text:p text:style-name="Standard">COMM=44;DEST=17;</text:p>
      <text:p text:style-name="Standard">TPA(1)=19.1d;TPA(2)=-74.1d;TPA(3)=0d;</text:p>
      <text:p text:style-name="Standard">TPA(4)=0d;TPA(5)=260d;TPA(6)=-260d;</text:p>
      <text:p text:style-name="Standard">TPA(7)=105d;TPA(8)=17d;TPA(9)=90d;</text:p>
      <text:p text:style-name="Standard">TPA(10)=0d;T3VERB</text:p>
      <text:p text:style-name="Standard">RSTCDC</text:p>
      <text:p text:style-name="Standard">FINI</text:p>
      <text:p text:style-name="Standard"></text:p>
      <text:p text:style-name="Standard">PROC LDANTOFFS(IPA,JPA)</text:p>
      <text:p text:style-name="Standard">* PROC LDANTOFFS<text:tab/> <text:s text:c="3"/>load ant offsets param for local track(current hardcoded in proc in TPA array)</text:p>
      <text:p text:style-name="Standard">SVCDC</text:p>
      <text:p text:style-name="Standard">*COMM=25;DEST=17;</text:p>
      <text:p text:style-name="Standard">COMM=44;DEST=17;</text:p>
      <text:p text:style-name="Standard">TPA(1)=19.1d;TPA(2)=-74.1d;TPA(3)=IPA;</text:p>
      <text:p text:style-name="Standard">TPA(4)=JPA;TPA(5)=260d;TPA(6)=-260d;</text:p>
      <text:p text:style-name="Standard">TPA(7)=105d;TPA(8)=17d;TPA(9)=90d;</text:p>
      <text:p text:style-name="Standard">TPA(10)=0d;T3VERB</text:p>
      <text:p text:style-name="Standard">RSTCDC</text:p>
      <text:p text:style-name="Standard">FINI</text:p>
      <text:p text:style-name="Standard"></text:p>
      <text:p text:style-name="Standard">PROC LDSRCPARAM(IPA,JPA)</text:p>
      <text:p text:style-name="Standard">* PROC LDSRCPARAM<text:tab/> <text:s text:c="3"/>load src specific params for local track:IPA=1=OUT,JPA=trckg time</text:p>
      <text:p text:style-name="Standard">SVCDC</text:p>
      <text:p text:style-name="Standard">*COMM=26;DEST=17</text:p>
      <text:p text:style-name="Standard">COMM=45;DEST=17</text:p>
      <text:p text:style-name="Standard">TPA(1)=19.1d;TPA(2)=IPA</text:p>
      <text:p text:style-name="Standard">TPA(3)=0;TPA(4)=JPA;</text:p>
      <text:p text:style-name="Standard">TPA(5)=0;T3VERB</text:p>
      <text:p text:style-name="Standard">RSTCDC</text:p>
      <text:p text:style-name="Standard">FINI</text:p>
      <text:p text:style-name="Standard"></text:p>
      <text:p text:style-name="Standard">PROC LDTIMTRK</text:p>
      <text:p text:style-name="Standard">* PROC LDTIMTRK<text:tab/><text:tab/> <text:s text:c="3"/>load time params for local track</text:p>
      <text:p text:style-name="Standard">SVDC</text:p>
      <text:p text:style-name="Standard">COMM=27;DEST=17;T3VE</text:p>
      <text:p text:style-name="Standard">RSTDC</text:p>
      <text:p text:style-name="Standard"><text:soft-page-break/>FINI</text:p>
      <text:p text:style-name="Standard"></text:p>
      <text:p text:style-name="Standard">PROC STIFABC(IPA) <text:s text:c="3"/></text:p>
      <text:p text:style-name="Standard">* PROC STIFABC(IPA)<text:tab/><text:tab/>Set IF attn loaded in ABC for IPA freq.</text:p>
      <text:p text:style-name="Standard">SVDC</text:p>
      <text:p text:style-name="Standard">TYPE '#Set IF attn loaded in ABC for IPA freq band'</text:p>
      <text:p text:style-name="Standard">TYPE '#IPA=0=&gt;50,1=&gt;150,2=&gt;235,3=&gt;325,4=&gt;610,5=&gt;Lband'</text:p>
      <text:p text:style-name="Standard">COMM=40;DEST=17;</text:p>
      <text:p text:style-name="Standard">TPA(1)=IPA;T3VE</text:p>
      <text:p text:style-name="Standard">RSTDC</text:p>
      <text:p text:style-name="Standard">FINI</text:p>
      <text:p text:style-name="Standard"></text:p>
      <text:p text:style-name="Standard">PROC STRTLOCTRK</text:p>
      <text:p text:style-name="Standard">* PROC STRTLOCTRK<text:tab/><text:tab/>START local track mode for ant or ants in sac</text:p>
      <text:p text:style-name="Standard">SVCDC</text:p>
      <text:p text:style-name="Standard">TPA(1)=1;COMM=28</text:p>
      <text:p text:style-name="Standard">DEST=17;T3VERB</text:p>
      <text:p text:style-name="Standard">RSTCDC</text:p>
      <text:p text:style-name="Standard">FINI</text:p>
      <text:p text:style-name="Standard"></text:p>
      <text:p text:style-name="Standard">PROC STPLOCTRK</text:p>
      <text:p text:style-name="Standard">* PROC STPLOCTRK<text:tab/><text:tab/>STOP local track mode for ant or ants in sac</text:p>
      <text:p text:style-name="Standard">SVCDC</text:p>
      <text:p text:style-name="Standard">TPA(1)=0;COMM=28</text:p>
      <text:p text:style-name="Standard">DEST=17;T3VERB</text:p>
      <text:p text:style-name="Standard">RSTCDC</text:p>
      <text:p text:style-name="Standard">FINI</text:p>
      <text:p text:style-name="Standard"></text:p>
      <text:p text:style-name="Standard">PROC ADDMCMS</text:p>
      <text:p text:style-name="Standard">* PROC ADDMCMS<text:tab/><text:tab/>additionally configure MCMs defined in MPA array</text:p>
      <text:p text:style-name="Standard">SVDC</text:p>
      <text:p text:style-name="Standard">COMM=29;DEST=17;T3VE</text:p>
      <text:p text:style-name="Standard">RSTDC</text:p>
      <text:p text:style-name="Standard">FINI</text:p>
      <text:p text:style-name="Standard"></text:p>
      <text:p text:style-name="Standard">PROC DELMCMS</text:p>
      <text:p text:style-name="Standard">* PROC DELMCMS<text:tab/><text:tab/>for abc deselect only those MCMs defined in MPA array</text:p>
      <text:p text:style-name="Standard">SVDC</text:p>
      <text:p text:style-name="Standard">COMM=30;DEST=17;T3VE</text:p>
      <text:p text:style-name="Standard">RSTDC</text:p>
      <text:p text:style-name="Standard">FINI</text:p>
      <text:p text:style-name="Standard"></text:p>
      <text:p text:style-name="Standard">PROC GOABCKER </text:p>
      <text:p text:style-name="Standard">* PROC GOABCKER<text:tab/><text:tab/><text:tab/>ask abc to go to kernal mode</text:p>
      <text:p text:style-name="Standard">SVDC;COMM=31;DEST=17;T3V;RSTDC</text:p>
      <text:p text:style-name="Standard">FINI</text:p>
      <text:p text:style-name="Standard"></text:p>
      <text:p text:style-name="Standard">PROC RSTABERR </text:p>
      <text:p text:style-name="Standard">* PROC RSTABERR<text:tab/><text:tab/><text:tab/>reset error counters of abc</text:p>
      <text:p text:style-name="Standard"><text:soft-page-break/>SVDC;COMM=32;DEST=17;T3V;RSTDC</text:p>
      <text:p text:style-name="Standard">FINI</text:p>
      <text:p text:style-name="Standard"></text:p>
      <text:p text:style-name="Standard">PROC RDANTPARA</text:p>
      <text:p text:style-name="Standard">* PROC RDANTPARA<text:tab/> <text:s text:c="3"/>Read ant params for local track</text:p>
      <text:p text:style-name="Standard">SVDC</text:p>
      <text:p text:style-name="Standard">COMM=33;DEST=17;T3VE</text:p>
      <text:p text:style-name="Standard">RSTDC</text:p>
      <text:p text:style-name="Standard">FINI</text:p>
      <text:p text:style-name="Standard"></text:p>
      <text:p text:style-name="Standard">PROC RDSRCPARA</text:p>
      <text:p text:style-name="Standard">* PROC RDSRCPARA<text:tab/> <text:s text:c="3"/>Read src params for local track</text:p>
      <text:p text:style-name="Standard">SVDC</text:p>
      <text:p text:style-name="Standard">COMM=34;DEST=17;T3VE</text:p>
      <text:p text:style-name="Standard">RSTDC</text:p>
      <text:p text:style-name="Standard">FINI</text:p>
      <text:p text:style-name="Standard"></text:p>
      <text:p text:style-name="Standard">PROC RDTIMTRK</text:p>
      <text:p text:style-name="Standard">* PROC RDTIMTRK<text:tab/><text:tab/> <text:s text:c="3"/>Read time params for local track</text:p>
      <text:p text:style-name="Standard">SVDC</text:p>
      <text:p text:style-name="Standard">COMM=35;DEST=17;T3VE</text:p>
      <text:p text:style-name="Standard">RSTDC</text:p>
      <text:p text:style-name="Standard">FINI</text:p>
      <text:p text:style-name="Standard"></text:p>
      <text:p text:style-name="Standard"></text:p>
      <text:p text:style-name="Standard">PROC STRTLOCTRK</text:p>
      <text:p text:style-name="Standard">* PROC STRTLOCTRK<text:tab/><text:tab/>START local track mode for ant or ants in sac</text:p>
      <text:p text:style-name="Standard">SVCDC</text:p>
      <text:p text:style-name="Standard">TPA(1)=1;COMM=28</text:p>
      <text:p text:style-name="Standard">DEST=17;T3VERB</text:p>
      <text:p text:style-name="Standard">RSTCDC</text:p>
      <text:p text:style-name="Standard">FINI</text:p>
      <text:p text:style-name="Standard"></text:p>
      <text:p text:style-name="Standard">PROC INITABCMD</text:p>
      <text:p text:style-name="Standard">* PROC INITABCMD <text:s text:c="4"/>Init abc cmd: tally cmd-resp counters, reset flag reset, stoptalk, rdabcv, stabct</text:p>
      <text:p text:style-name="Standard">SVCDC</text:p>
      <text:p text:style-name="Standard">COMM=23;DEST=17;T3V</text:p>
      <text:p text:style-name="Standard">STABCDBG(11)</text:p>
      <text:p text:style-name="Standard">COMM=10;T3V</text:p>
      <text:p text:style-name="Standard">COMM=27;DEST=17;T3VE</text:p>
      <text:p text:style-name="Standard">COMM=1; T3V;</text:p>
      <text:p text:style-name="Standard">mpa 5 0 2 3 10 14;stmcm</text:p>
      <text:p text:style-name="Standard">COMMAND=290;DEST=21;T3V;</text:p>
      <text:p text:style-name="Standard">ana 0 0 0 03ffx </text:p>
      <text:p text:style-name="Standard">COMM 101;DEST 0;T3V</text:p>
      <text:p text:style-name="Standard">COMM 110;T3V;</text:p>
      <text:p text:style-name="Standard">stabcdbg(1);</text:p>
      <text:p text:style-name="Standard">ldantpara</text:p>
      <text:p text:style-name="Standard">TPA 1,4,4,4,10,2,10,5,2,0,1,1,5,10,30,14,15,3</text:p>
      <text:p text:style-name="Standard"><text:soft-page-break/>STABCDLY</text:p>
      <text:p text:style-name="Standard">RSTCDC</text:p>
      <text:p text:style-name="Standard">FINI</text:p>
      <text:p text:style-name="Standard"></text:p>
      <text:p text:style-name="Standard">PROC ENAABCCMD</text:p>
      <text:p text:style-name="Standard">* PROC ENAANCCMD <text:s text:c="6"/>Start accepting abc cmds for abcs (init abc after abc reset)</text:p>
      <text:p text:style-name="Standard">SVDC</text:p>
      <text:p text:style-name="Standard">COMM 23;DEST=17;T3V</text:p>
      <text:p text:style-name="Standard">*TPARM 1 4 4 4 1 2 10 5 2 1 10 1 20 10 30 14 15 3</text:p>
      <text:p text:style-name="Standard">TPA 1,4,4,4,10,2,10,5,2,0,1,1,5,10,30,14,15,3</text:p>
      <text:p text:style-name="Standard">STABCDLY</text:p>
      <text:p text:style-name="Standard">RSTDC</text:p>
      <text:p text:style-name="Standard">FINI</text:p>
      <text:p text:style-name="Standard"></text:p>
      <text:p text:style-name="Standard">*</text:p>
      <text:p text:style-name="Standard">******** These are procedures related to the control of the MCMs *******</text:p>
      <text:p text:style-name="Standard">*</text:p>
      <text:p text:style-name="Standard"></text:p>
      <text:p text:style-name="Standard">PROC NULLCMD(IPA)</text:p>
      <text:p text:style-name="Standard">* PROC NULLCMD(IPA)<text:tab/><text:tab/><text:tab/>issue null command</text:p>
      <text:p text:style-name="Standard">SVDC</text:p>
      <text:p text:style-name="Standard">COMM=0;DEST=IPA;T3V;</text:p>
      <text:p text:style-name="Standard">RSTDC</text:p>
      <text:p text:style-name="Standard">FINI</text:p>
      <text:p text:style-name="Standard"></text:p>
      <text:p text:style-name="Standard">PROC STIDLTIM(IPA)</text:p>
      <text:p text:style-name="Standard">* PROC STIDLTIM(IPA)<text:tab/><text:tab/><text:tab/>set idle time for MCM IPA</text:p>
      <text:p text:style-name="Standard">SVDC</text:p>
      <text:p text:style-name="Standard">COMM=100;DEST=IPA;T3V;</text:p>
      <text:p text:style-name="Standard">RSTDC</text:p>
      <text:p text:style-name="Standard">FINI</text:p>
      <text:p text:style-name="Standard"></text:p>
      <text:p text:style-name="Standard">PROC STSCAN(IPA)</text:p>
      <text:p text:style-name="Standard">* PROC STSCAN(IPA)<text:tab/><text:tab/><text:tab/>set scan mode for MCM IPA</text:p>
      <text:p text:style-name="Standard">SVDC</text:p>
      <text:p text:style-name="Standard">COMM=101;DEST=IPA;T3V;</text:p>
      <text:p text:style-name="Standard">RSTDC</text:p>
      <text:p text:style-name="Standard">FINI</text:p>
      <text:p text:style-name="Standard"></text:p>
      <text:p text:style-name="Standard">PROC STMEAN(IPA)</text:p>
      <text:p text:style-name="Standard">* PROC STMEAN(IPA)<text:tab/><text:tab/><text:tab/>set mean mode for MCM IPA</text:p>
      <text:p text:style-name="Standard">SVDC</text:p>
      <text:p text:style-name="Standard">COMM=102;DEST=IPA;T3V;</text:p>
      <text:p text:style-name="Standard">RSTDC</text:p>
      <text:p text:style-name="Standard">FINI</text:p>
      <text:p text:style-name="Standard"></text:p>
      <text:p text:style-name="Standard">PROC STTHRMD(IPA)</text:p>
      <text:p text:style-name="Standard">* PROC STTHRMD(IPA)<text:tab/><text:tab/><text:tab/>set threshold mode for MCM IPA</text:p>
      <text:p text:style-name="Standard">SVDC</text:p>
      <text:p text:style-name="Standard"><text:soft-page-break/>COMM=103;DEST=IPA;T3V;</text:p>
      <text:p text:style-name="Standard">RSTDC</text:p>
      <text:p text:style-name="Standard">FINI</text:p>
      <text:p text:style-name="Standard"></text:p>
      <text:p text:style-name="Standard">PROC STANA(IPA)</text:p>
      <text:p text:style-name="Standard">* PROC STANA(IPA) <text:tab/><text:tab/><text:tab/>set analog mask for MCM IPA</text:p>
      <text:p text:style-name="Standard">SVDC</text:p>
      <text:p text:style-name="Standard">COMM=110;DEST=IPA;T3V;</text:p>
      <text:p text:style-name="Standard">RSTDC</text:p>
      <text:p text:style-name="Standard">FINI</text:p>
      <text:p text:style-name="Standard"></text:p>
      <text:p text:style-name="Standard">PROC ST16DIG(IPA)</text:p>
      <text:p text:style-name="Standard">* PROC ST16DIG(IPA)<text:tab/><text:tab/><text:tab/>set 16 bit digital mask</text:p>
      <text:p text:style-name="Standard">SVDC</text:p>
      <text:p text:style-name="Standard">COMM=120;DEST=IPA;T3V;</text:p>
      <text:p text:style-name="Standard">RSTDC</text:p>
      <text:p text:style-name="Standard">FINI</text:p>
      <text:p text:style-name="Standard"></text:p>
      <text:p text:style-name="Standard">PROC ST32DIG(IPA)</text:p>
      <text:p text:style-name="Standard">* PROC ST32DIG(IPA)<text:tab/><text:tab/><text:tab/>set 32 bit digital mask</text:p>
      <text:p text:style-name="Standard">SVDC</text:p>
      <text:p text:style-name="Standard">COMM=130;DEST=IPA;T3V;</text:p>
      <text:p text:style-name="Standard">RSTDC</text:p>
      <text:p text:style-name="Standard">FINI</text:p>
      <text:p text:style-name="Standard"></text:p>
      <text:p text:style-name="Standard">PROC ST64DIG(IPA)</text:p>
      <text:p text:style-name="Standard">* PROC ST64DIG(IPA)<text:tab/><text:tab/><text:tab/>set 64 bit digital mask</text:p>
      <text:p text:style-name="Standard">SVDC</text:p>
      <text:p text:style-name="Standard">COMM=140;DEST=IPA;T3V;</text:p>
      <text:p text:style-name="Standard">RSTDC</text:p>
      <text:p text:style-name="Standard">FINI</text:p>
      <text:p text:style-name="Standard"></text:p>
      <text:p text:style-name="Standard">*PROC STMCMTHT <text:s text:c="25"/>??????</text:p>
      <text:p text:style-name="Standard">*SVDC</text:p>
      <text:p text:style-name="Standard">*COMM=150;DEST=?;T3V</text:p>
      <text:p text:style-name="Standard">*RSTDC</text:p>
      <text:p text:style-name="Standard">*FINI</text:p>
      <text:p text:style-name="Standard"></text:p>
      <text:p text:style-name="Standard">PROC RDANA(IPA)</text:p>
      <text:p text:style-name="Standard">* PROC RDANA(IPA)<text:tab/><text:tab/><text:tab/>read analog values</text:p>
      <text:p text:style-name="Standard">SVDC</text:p>
      <text:p text:style-name="Standard">COMM=200;DEST=IPA;T3V;</text:p>
      <text:p text:style-name="Standard">RSTDC</text:p>
      <text:p text:style-name="Standard">FINI</text:p>
      <text:p text:style-name="Standard"></text:p>
      <text:p text:style-name="Standard">PROC RD16DIG(IPA)</text:p>
      <text:p text:style-name="Standard">* PROC RD16DIG(IPA)<text:tab/><text:tab/><text:tab/>read 16 bit digital mask</text:p>
      <text:p text:style-name="Standard">SVDC</text:p>
      <text:p text:style-name="Standard">COMM=210;DEST=IPA;T3V;</text:p>
      <text:p text:style-name="Standard"><text:soft-page-break/>RSTDC</text:p>
      <text:p text:style-name="Standard">FINI</text:p>
      <text:p text:style-name="Standard"></text:p>
      <text:p text:style-name="Standard">PROC RD32DIG(IPA)</text:p>
      <text:p text:style-name="Standard">* PROC RD32DIG(IPA)<text:tab/><text:tab/><text:tab/>read 32 bit digital mask</text:p>
      <text:p text:style-name="Standard">SVDC</text:p>
      <text:p text:style-name="Standard">COMM=220;DEST=IPA;T3V;</text:p>
      <text:p text:style-name="Standard">RSTDC</text:p>
      <text:p text:style-name="Standard">FINI</text:p>
      <text:p text:style-name="Standard"></text:p>
      <text:p text:style-name="Standard">PROC RDMCMVER(IPA)</text:p>
      <text:p text:style-name="Standard">* PROC RDMCMVER(IPA)<text:tab/><text:tab/><text:tab/>read MCM program version</text:p>
      <text:p text:style-name="Standard">SVDC</text:p>
      <text:p text:style-name="Standard">COMM=230;DEST=IPA;T3V;</text:p>
      <text:p text:style-name="Standard">RSTDC</text:p>
      <text:p text:style-name="Standard">FINI</text:p>
      <text:p text:style-name="Standard"></text:p>
      <text:p text:style-name="Standard">PROC RD64DIG(IPA)</text:p>
      <text:p text:style-name="Standard">* PROC RD64DIG(IPA)<text:tab/><text:tab/><text:tab/>read 64 bit digital mask</text:p>
      <text:p text:style-name="Standard">SVDC</text:p>
      <text:p text:style-name="Standard">COMM=240;DEST=IPA;T3V;</text:p>
      <text:p text:style-name="Standard">RSTDC</text:p>
      <text:p text:style-name="Standard">FINI</text:p>
      <text:p text:style-name="Standard"></text:p>
      <text:p text:style-name="Standard">PROC RDMODE(IPA)</text:p>
      <text:p text:style-name="Standard">* PROC RDMODE(IPA)<text:tab/><text:tab/><text:tab/>read current mode</text:p>
      <text:p text:style-name="Standard">SVDC</text:p>
      <text:p text:style-name="Standard">COMM=250;DEST=IPA;T3V;</text:p>
      <text:p text:style-name="Standard">RSTDC</text:p>
      <text:p text:style-name="Standard">FINI</text:p>
      <text:p text:style-name="Standard"></text:p>
      <text:p text:style-name="Standard">PROC RDTHRVAL(IPA)</text:p>
      <text:p text:style-name="Standard">* PROC RDTHRVAL(IPA)<text:tab/><text:tab/><text:tab/>read threshold vals</text:p>
      <text:p text:style-name="Standard">SVDC</text:p>
      <text:p text:style-name="Standard">COMM=260;DEST=IPA;T3V;</text:p>
      <text:p text:style-name="Standard">RSTDC</text:p>
      <text:p text:style-name="Standard">FINI</text:p>
      <text:p text:style-name="Standard"></text:p>
      <text:p text:style-name="Standard">PROC FEEDSEL(IPA)</text:p>
      <text:p text:style-name="Standard">* PROC FEEDSEL(IPA)<text:tab/><text:tab/><text:tab/>feed select old</text:p>
      <text:p text:style-name="Standard">SVDC</text:p>
      <text:p text:style-name="Standard">COMM=300;DEST=IPA;T3V;</text:p>
      <text:p text:style-name="Standard">RSTDC</text:p>
      <text:p text:style-name="Standard">FINI</text:p>
      <text:p text:style-name="Standard"></text:p>
      <text:p text:style-name="Standard">PROC RBMCM(IPA)</text:p>
      <text:p text:style-name="Standard">* PROC RBMCM(IPA)<text:tab/><text:tab/><text:tab/>reboot MCM</text:p>
      <text:p text:style-name="Standard">SVDC</text:p>
      <text:p text:style-name="Standard">COMM=500;DEST=IPA;T3V;</text:p>
      <text:p text:style-name="Standard"><text:soft-page-break/>RSTDC</text:p>
      <text:p text:style-name="Standard">FINI</text:p>
      <text:p text:style-name="Standard"></text:p>
      <text:p text:style-name="Standard">PROC FEEDSELM(IPA)</text:p>
      <text:p text:style-name="Standard">* PROC FEEDSELM(IPA)<text:tab/><text:tab/><text:tab/>feed select modified </text:p>
      <text:p text:style-name="Standard">SVDC</text:p>
      <text:p text:style-name="Standard">COMM=600;DEST=IPA;T3V;</text:p>
      <text:p text:style-name="Standard">RSTDC</text:p>
      <text:p text:style-name="Standard">FINI</text:p>
      <text:p text:style-name="Standard"></text:p>
      <text:p text:style-name="Standard">*</text:p>
      <text:p text:style-name="Standard">****************** Procedures for astronomical functions ***********</text:p>
      <text:p text:style-name="Standard">*</text:p>
      <text:p text:style-name="Standard"></text:p>
      <text:p text:style-name="Standard">PROC GTSRC(STRA3)</text:p>
      <text:p text:style-name="Standard">* PROC GTSRC<text:tab/><text:tab/><text:tab/>get source ra,dec &amp; precess</text:p>
      <text:p text:style-name="Standard">SVDC</text:p>
      <text:p text:style-name="Standard">SOURCE=STRA3</text:p>
      <text:p text:style-name="Standard">COMM=30; T5V</text:p>
      <text:p text:style-name="Standard">COMM=10; T5V</text:p>
      <text:p text:style-name="Standard">COMM=1; T5V</text:p>
      <text:p text:style-name="Standard">OUTFIL=''</text:p>
      <text:p text:style-name="Standard">COMM=26;DEST=91;T3v</text:p>
      <text:p text:style-name="Standard">RSTDC</text:p>
      <text:p text:style-name="Standard">FINI</text:p>
      <text:p text:style-name="Standard"></text:p>
      <text:p text:style-name="Standard">PROC POSN</text:p>
      <text:p text:style-name="Standard">* PROC POSN<text:tab/><text:tab/><text:tab/>move antenna to current position of source</text:p>
      <text:p text:style-name="Standard">SVDCA</text:p>
      <text:p text:style-name="Standard">COMM=20;T5V</text:p>
      <text:p text:style-name="Standard">DEST=16;AXIS=0;COMM 42x;T3V</text:p>
      <text:p text:style-name="Standard">RSTDCA</text:p>
      <text:p text:style-name="Standard">FINI</text:p>
      <text:p text:style-name="Standard"></text:p>
      <text:p text:style-name="Standard">PROC ADDLIST(OUTFIL)</text:p>
      <text:p text:style-name="Standard">* PROC ADDLIST(OUTFIL) <text:s text:c="9"/>add source list in 'outfil' to default list</text:p>
      <text:p text:style-name="Standard">COMM=50; T5V</text:p>
      <text:p text:style-name="Standard">FINI</text:p>
      <text:p text:style-name="Standard"></text:p>
      <text:p text:style-name="Standard">PROC SHLIST</text:p>
      <text:p text:style-name="Standard">* PROC SHLIST <text:s text:c="17"/>show the path of source lists available</text:p>
      <text:p text:style-name="Standard">COMM=58; T5V</text:p>
      <text:p text:style-name="Standard">FINI</text:p>
      <text:p text:style-name="Standard"></text:p>
      <text:p text:style-name="Standard">PROC DELLIST(IPA)</text:p>
      <text:p text:style-name="Standard">* PROC DELLIST(IPA) <text:s text:c="11"/>del source list by num IPA given by shlist</text:p>
      <text:p text:style-name="Standard">SVCDC</text:p>
      <text:p text:style-name="Standard">COMMA=52</text:p>
      <text:p text:style-name="Standard">CP(1)=IPA; T5V</text:p>
      <text:p text:style-name="Standard"><text:soft-page-break/>RSTCDC</text:p>
      <text:p text:style-name="Standard">FINI</text:p>
      <text:p text:style-name="Standard"></text:p>
      <text:p text:style-name="Standard">********************* PROCEDURES FOR COMMAND MONITOR ***</text:p>
      <text:p text:style-name="Standard"></text:p>
      <text:p text:style-name="Standard">PROC STCMOFF(IPA) </text:p>
      <text:p text:style-name="Standard">* PROC STCMOFF(IPA) <text:s text:c="13"/>Set IPS sec as cmd mon offset</text:p>
      <text:p text:style-name="Standard">SVCDC</text:p>
      <text:p text:style-name="Standard">CPA(1)=IPA;COMM=0</text:p>
      <text:p text:style-name="Standard">DEST=33;T3V</text:p>
      <text:p text:style-name="Standard">RSTCDC</text:p>
      <text:p text:style-name="Standard">FINI</text:p>
      <text:p text:style-name="Standard"></text:p>
      <text:p text:style-name="Standard">PROC ENACMDMON</text:p>
      <text:p text:style-name="Standard">* PROC ENACMDMON<text:tab/><text:tab/>Enable Command Monitor</text:p>
      <text:p text:style-name="Standard">SVCDC</text:p>
      <text:p text:style-name="Standard">CPA(1)=1;COMM=1</text:p>
      <text:p text:style-name="Standard">DEST=33;T3V</text:p>
      <text:p text:style-name="Standard">RSTCDC</text:p>
      <text:p text:style-name="Standard">FINI</text:p>
      <text:p text:style-name="Standard"></text:p>
      <text:p text:style-name="Standard">PROC DISCMDMON</text:p>
      <text:p text:style-name="Standard">* PROC DISCMDMON<text:tab/><text:tab/>Disable Command Monitor</text:p>
      <text:p text:style-name="Standard">SVCDC</text:p>
      <text:p text:style-name="Standard">TYPE '#!!!WARNING!!! NOWONWARDS CMD EXECUTION STATUS WILL BE ****UNKNOWN****!!!'</text:p>
      <text:p text:style-name="Standard">CPA(1)=0;COMM=1</text:p>
      <text:p text:style-name="Standard">DEST=33;T3V</text:p>
      <text:p text:style-name="Standard">RSTCDC</text:p>
      <text:p text:style-name="Standard">FINI</text:p>
      <text:p text:style-name="Standard"></text:p>
      <text:p text:style-name="Standard">PROC ENACMINFO</text:p>
      <text:p text:style-name="Standard">* PROC ENACMINFO<text:tab/><text:tab/>Enable Command Monitor Info Log</text:p>
      <text:p text:style-name="Standard">SVCDC</text:p>
      <text:p text:style-name="Standard">TYPE '# CMD EXECUTION STATUS WILL BE REPORTED . NORMAL MODE.'</text:p>
      <text:p text:style-name="Standard">CPA(1)=1;COMM=2</text:p>
      <text:p text:style-name="Standard">DEST=33;T3V</text:p>
      <text:p text:style-name="Standard">RSTCDC</text:p>
      <text:p text:style-name="Standard">FINI</text:p>
      <text:p text:style-name="Standard"></text:p>
      <text:p text:style-name="Standard">PROC DISCMINFO</text:p>
      <text:p text:style-name="Standard">* PROC DISCMINFO<text:tab/><text:tab/>Disable Command Monitor Info Log</text:p>
      <text:p text:style-name="Standard">SVCDC</text:p>
      <text:p text:style-name="Standard">CPA(1)=0;COMM=2</text:p>
      <text:p text:style-name="Standard">DEST=33;T3V</text:p>
      <text:p text:style-name="Standard">RSTCDC</text:p>
      <text:p text:style-name="Standard">FINI</text:p>
      <text:p text:style-name="Standard"></text:p>
      <text:p text:style-name="Standard">PROC ABRTDNLD</text:p>
      <text:p text:style-name="Standard"><text:soft-page-break/>* PROC ABRTDNLD<text:tab/><text:tab/>abort abc program down load</text:p>
      <text:p text:style-name="Standard">SVDC</text:p>
      <text:p text:style-name="Standard">COMM=3;DEST=33;T3V</text:p>
      <text:p text:style-name="Standard">RSTDC</text:p>
      <text:p text:style-name="Standard">FINI</text:p>
      <text:p text:style-name="Standard"></text:p>
      <text:p text:style-name="Standard">PROC STDNLDPKT(IPA)</text:p>
      <text:p text:style-name="Standard">* PROC STDNLDPKT(IPA)<text:tab/>aet abc program down load pkt size=IPA bytes</text:p>
      <text:p text:style-name="Standard">SVCDC</text:p>
      <text:p text:style-name="Standard">COMM=4;CPA(1)=IPA;</text:p>
      <text:p text:style-name="Standard">DEST=33;T3V; RSTCDC</text:p>
      <text:p text:style-name="Standard">FINI</text:p>
      <text:p text:style-name="Standard"></text:p>
      <text:p text:style-name="Standard">*</text:p>
      <text:p text:style-name="Standard">******* The procedures related to display of logged data from ***</text:p>
      <text:p text:style-name="Standard">******* file <text:s/>for serialdebug program are in SERDBGPRO.001 *******</text:p>
      <text:p text:style-name="Standard">*</text:p>
      <text:p text:style-name="Standard">*</text:p>
      <text:p text:style-name="Standard">********* PROCEDURES FOR Sub <text:s/>Array Controller (SAC) **********</text:p>
      <text:p text:style-name="Standard">*</text:p>
      <text:p text:style-name="Standard"></text:p>
      <text:p text:style-name="Standard"><text:s/></text:p>
      <text:p text:style-name="Standard">PROC SNDSACSRC(IPA,JPA)</text:p>
      <text:p text:style-name="Standard">* PROC SNDSACSRC<text:tab/><text:tab/>send source coords to subarray controller modified to send trk/posn,TMAX</text:p>
      <text:p text:style-name="Standard">SVDC; COMM=10;DEST=70;</text:p>
      <text:p text:style-name="Standard">CPARM(1)=IPA;CPARM(2)=JPA;</text:p>
      <text:p text:style-name="Standard">T3V;RSTDC</text:p>
      <text:p text:style-name="Standard">FINI</text:p>
      <text:p text:style-name="Standard"></text:p>
      <text:p text:style-name="Standard">PROC STSACTOLR</text:p>
      <text:p text:style-name="Standard">* PROC STSACTOLR<text:tab/><text:tab/>set tolerance for subarray controller using cpa</text:p>
      <text:p text:style-name="Standard">SVDC; COMM=54;DEST=70;T3V;RSTDC</text:p>
      <text:p text:style-name="Standard">FINI</text:p>
      <text:p text:style-name="Standard"></text:p>
      <text:p text:style-name="Standard">PROC SNDSACANT <text:s/></text:p>
      <text:p text:style-name="Standard">* PROC SNDSACANT<text:tab/><text:tab/>send antenna mask to <text:s/>subarray contrommer</text:p>
      <text:p text:style-name="Standard">SVDC;CP(1)=0;COMM=12;DEST=70;</text:p>
      <text:p text:style-name="Standard">T3V;RSTCDC</text:p>
      <text:p text:style-name="Standard">FINI</text:p>
      <text:p text:style-name="Standard"></text:p>
      <text:p text:style-name="Standard">PROC ADDSACANT <text:s/></text:p>
      <text:p text:style-name="Standard">* PROC SNDSACANT <text:s text:c="13"/>send antenna mask to <text:s/>subarray contrommer</text:p>
      <text:p text:style-name="Standard">SVCDC;CPA(1)=1;COMM=12;DEST=70;T3V;RSTCDC</text:p>
      <text:p text:style-name="Standard">FINI</text:p>
      <text:p text:style-name="Standard"></text:p>
      <text:p text:style-name="Standard">PROC DELSACANT <text:s/></text:p>
      <text:p text:style-name="Standard">* PROC SNDSACANT <text:s text:c="13"/>remove antenna mask to <text:s/>subarray contrommer</text:p>
      <text:p text:style-name="Standard">SVCDC;CPA(1)=-1;COMM=12;DEST=70;T3V;RSTCDC</text:p>
      <text:p text:style-name="Standard"><text:soft-page-break/>FINI</text:p>
      <text:p text:style-name="Standard"></text:p>
      <text:p text:style-name="Standard">PROC TRKSACSRC(IPA,JPA)</text:p>
      <text:p text:style-name="Standard">* PROC TRKSACSRC<text:tab/><text:tab/>request subarray controller to track source</text:p>
      <text:p text:style-name="Standard">SVCDC;COMM=20;DEST=70;CPARM(1)=IPA;</text:p>
      <text:p text:style-name="Standard">CPARM(2)=JPA;T3V;RSTCDC</text:p>
      <text:p text:style-name="Standard">FINI</text:p>
      <text:p text:style-name="Standard"></text:p>
      <text:p text:style-name="Standard">PROC STPSACTRK </text:p>
      <text:p text:style-name="Standard">* PROC STPSACTRK<text:tab/><text:tab/>request SAC to stop tracking source</text:p>
      <text:p text:style-name="Standard">SVDC;COMM=30;DEST=70;T3V;RSTDC</text:p>
      <text:p text:style-name="Standard">FINI</text:p>
      <text:p text:style-name="Standard"></text:p>
      <text:p text:style-name="Standard">PROC GOSACOUT </text:p>
      <text:p text:style-name="Standard">* PROC GOSACOUT<text:tab/><text:tab/><text:tab/>request SAC to track on outer track</text:p>
      <text:p text:style-name="Standard">SVDC;COMM=6;DEST=70;T3V;RSTDC</text:p>
      <text:p text:style-name="Standard">FINI</text:p>
      <text:p text:style-name="Standard"></text:p>
      <text:p text:style-name="Standard">PROC GOSACINN </text:p>
      <text:p text:style-name="Standard">* PROC GOSACINN<text:tab/><text:tab/><text:tab/>request SAC to track on inner track</text:p>
      <text:p text:style-name="Standard">SVDC;COMM=8;DEST=70;T3V;RSTDC</text:p>
      <text:p text:style-name="Standard">FINI</text:p>
      <text:p text:style-name="Standard"></text:p>
      <text:p text:style-name="Standard">PROC ONSACDBG </text:p>
      <text:p text:style-name="Standard">* PROC ONSACDBG<text:tab/><text:tab/><text:tab/>request SAC to turn on debug mode</text:p>
      <text:p text:style-name="Standard">SVDC;COMM=16;DEST=70;T3V;RSTDC</text:p>
      <text:p text:style-name="Standard">FINI</text:p>
      <text:p text:style-name="Standard"></text:p>
      <text:p text:style-name="Standard">PROC OFFSACDBG </text:p>
      <text:p text:style-name="Standard">* PROC OFFSACDBG<text:tab/><text:tab/>request SAC to turn off debug mode</text:p>
      <text:p text:style-name="Standard">SVDC;COMM=18;DEST=70;T3V;RSTDC</text:p>
      <text:p text:style-name="Standard">FINI</text:p>
      <text:p text:style-name="Standard"></text:p>
      <text:p text:style-name="Standard">PROC TRKELOFF(IPA)</text:p>
      <text:p text:style-name="Standard">* PROC TRKELOFF(IPA) <text:s text:c="8"/><text:tab/>track elevation offset by IPA</text:p>
      <text:p text:style-name="Standard">CPA(1)=-1;</text:p>
      <text:p text:style-name="Standard">SCO(17)=IPA;COMM=10;DEST=70;T3V</text:p>
      <text:p text:style-name="Standard">FINI</text:p>
      <text:p text:style-name="Standard"></text:p>
      <text:p text:style-name="Standard">PROC TRKAZOFF(IPA)</text:p>
      <text:p text:style-name="Standard">* PROC TRKAZOFF(IPA) <text:s text:c="8"/><text:tab/>track azimuth offset by IPA</text:p>
      <text:p text:style-name="Standard">CPA(1)=-1</text:p>
      <text:p text:style-name="Standard">SCO(15)=IPA;COMM=10;DEST=70;T3V</text:p>
      <text:p text:style-name="Standard">FINI</text:p>
      <text:p text:style-name="Standard"></text:p>
      <text:p text:style-name="Standard">PROC TRKANTOFF(JPA,IPA)</text:p>
      <text:p text:style-name="Standard">* PROC TRKANTOFF(IPA,JPA) <text:s text:c="3"/>track azimuth, elevation offset by JPA,IPA</text:p>
      <text:p text:style-name="Standard">CPA(1)=-1;</text:p>
      <text:p text:style-name="Standard">SCO(15)=JPA;</text:p>
      <text:p text:style-name="Standard"><text:soft-page-break/>SCO(17)=IPA;</text:p>
      <text:p text:style-name="Standard">COMM=10;DEST=70;T3V</text:p>
      <text:p text:style-name="Standard">FINI</text:p>
      <text:p text:style-name="Standard"></text:p>
      <text:p text:style-name="Standard">PROC TRKRAOFF(IPA)</text:p>
      <text:p text:style-name="Standard">* PROC TRKRAOFF(IPA) <text:s text:c="8"/><text:tab/>track right ascension offset <text:s/>by IPA</text:p>
      <text:p text:style-name="Standard">CPA(1)=-1</text:p>
      <text:p text:style-name="Standard">SCO(10)=IPA;COMM=10;DEST=70;T3V</text:p>
      <text:p text:style-name="Standard">FINI</text:p>
      <text:p text:style-name="Standard"></text:p>
      <text:p text:style-name="Standard">PROC TRKDECOFF(IPA)</text:p>
      <text:p text:style-name="Standard">* PROC TRKDEOFF(IPA) <text:s text:c="8"/><text:tab/>track declination offset by IPA</text:p>
      <text:p text:style-name="Standard">CPA(1)=-1</text:p>
      <text:p text:style-name="Standard">SCO(12)=IPA;COMM=10;DEST=70;T3V</text:p>
      <text:p text:style-name="Standard">FINI</text:p>
      <text:p text:style-name="Standard"></text:p>
      <text:p text:style-name="Standard">PROC SCANELSRC(IPA,JPA) </text:p>
      <text:p text:style-name="Standard">* PROC SCANELSRC(IPA,JPA) <text:tab/>scan src in el with derv=ipa,ptime=jpa</text:p>
      <text:p text:style-name="Standard">SCO(18)=IPA;SCO(19)=JPA</text:p>
      <text:p text:style-name="Standard">SVDC;CP(1)=1;CP(2)=1h;CP(3)=0</text:p>
      <text:p text:style-name="Standard">COMM=10;DEST=70;T3V;RSTDC</text:p>
      <text:p text:style-name="Standard">FINI</text:p>
      <text:p text:style-name="Standard"></text:p>
      <text:p text:style-name="Standard">PROC SCANAZSRC(IPA,JPA) </text:p>
      <text:p text:style-name="Standard">* PROC SCANAZSRC(IPA,JPA) <text:tab/>scan src in az with derv=ipa,ptime=jpa</text:p>
      <text:p text:style-name="Standard">SCO(16)=IPA;SCO(19)=JPA</text:p>
      <text:p text:style-name="Standard">SVDC;CP(1)=1;CP(2)=1h;CP(3)=0</text:p>
      <text:p text:style-name="Standard">COMM=10;DEST=70;T3V;RSTDC</text:p>
      <text:p text:style-name="Standard">FINI</text:p>
      <text:p text:style-name="Standard"></text:p>
      <text:p text:style-name="Standard">PROC SCANRASRC(IPA,JPA) </text:p>
      <text:p text:style-name="Standard">* PROC SCANRASRC(IPA,JPA) <text:tab/>scan src in ra with derv=ipa,ptime=jpa</text:p>
      <text:p text:style-name="Standard">SCO(11)=IPA;SCO(14)=JPA</text:p>
      <text:p text:style-name="Standard">SVDC;CP(1)=1;CP(2)=1h;CP(3)=0</text:p>
      <text:p text:style-name="Standard">COMM=10;DEST=70;T3V;RSTDC</text:p>
      <text:p text:style-name="Standard">FINI</text:p>
      <text:p text:style-name="Standard"></text:p>
      <text:p text:style-name="Standard">PROC SCANDEC(IPA,JPA) </text:p>
      <text:p text:style-name="Standard">* PROC SCANDEC(IPA,JPA) <text:tab/>scan src in dec with derv=ipa,ptime=jpa</text:p>
      <text:p text:style-name="Standard">SCO(13)=IPA;SCO(14)=JPA</text:p>
      <text:p text:style-name="Standard">SVDC;CP(1)=1;CP(2)=1h;CP(3)=0</text:p>
      <text:p text:style-name="Standard">COMM=10;DEST=70;T3V;RSTDC</text:p>
      <text:p text:style-name="Standard">FINI</text:p>
      <text:p text:style-name="Standard"></text:p>
      <text:p text:style-name="Standard">PROC SNDSACCMD(OUTFIL)</text:p>
      <text:p text:style-name="Standard">* PROC SNDSACCMD(OUTFIL) <text:tab/>send local pops cmd to sac from outfil</text:p>
      <text:p text:style-name="Standard">SVCDC</text:p>
      <text:p text:style-name="Standard">COMMAND=2;DEST=70</text:p>
      <text:p text:style-name="Standard">T3VERB;RSTDC</text:p>
      <text:p text:style-name="Standard"><text:soft-page-break/>FINI</text:p>
      <text:p text:style-name="Standard"></text:p>
      <text:p text:style-name="Standard">PROC STRTSACFIL</text:p>
      <text:p text:style-name="Standard">* PROC STRTSACFIL <text:s text:c="7"/>start remote control for sac from opened file</text:p>
      <text:p text:style-name="Standard">SVCDC</text:p>
      <text:p text:style-name="Standard">COMMAND=64;DEST=70</text:p>
      <text:p text:style-name="Standard">T3VERB;RSTDC</text:p>
      <text:p text:style-name="Standard">FINI</text:p>
      <text:p text:style-name="Standard"></text:p>
      <text:p text:style-name="Standard">PROC STPSACFIL</text:p>
      <text:p text:style-name="Standard">* PROC STPSACFIL <text:s text:c="7"/>stop remote control for sac from opened file</text:p>
      <text:p text:style-name="Standard">SVCDC</text:p>
      <text:p text:style-name="Standard">COMMAND=66;DEST=70</text:p>
      <text:p text:style-name="Standard">T3VERB;RSTDC</text:p>
      <text:p text:style-name="Standard">FINI</text:p>
      <text:p text:style-name="Standard"></text:p>
      <text:p text:style-name="Standard">PROC OPSACFILE(OUTFIL)</text:p>
      <text:p text:style-name="Standard">* PROC OPSACFILE(OUTFIL) <text:s/><text:tab/>open a sac control file from OUTFIL</text:p>
      <text:p text:style-name="Standard">SVCDC</text:p>
      <text:p text:style-name="Standard">COMMAND=60;DEST=70</text:p>
      <text:p text:style-name="Standard">T3VERB;RSTDC</text:p>
      <text:p text:style-name="Standard">FINI</text:p>
      <text:p text:style-name="Standard"></text:p>
      <text:p text:style-name="Standard">PROC CLSACFILE(OUTFIL)</text:p>
      <text:p text:style-name="Standard">* PROC OPSACFILE(OUTFIL) <text:s/><text:tab/>close a sac control file </text:p>
      <text:p text:style-name="Standard">SVCDC</text:p>
      <text:p text:style-name="Standard">COMMAND=62;DEST=70</text:p>
      <text:p text:style-name="Standard">T3VERB;RSTDC</text:p>
      <text:p text:style-name="Standard">FINI</text:p>
      <text:p text:style-name="Standard"></text:p>
      <text:p text:style-name="Standard">PROC SHSACFILE</text:p>
      <text:p text:style-name="Standard">* PROC SHSACFILE <text:s text:c="5"/><text:tab/>show a sac control file <text:s/>which is open</text:p>
      <text:p text:style-name="Standard">SVCDC</text:p>
      <text:p text:style-name="Standard">COMMAND=70;DEST=70</text:p>
      <text:p text:style-name="Standard">T3VERB;RSTDC</text:p>
      <text:p text:style-name="Standard">FINI</text:p>
      <text:p text:style-name="Standard"></text:p>
      <text:p text:style-name="Standard">PROC SHSACLINE</text:p>
      <text:p text:style-name="Standard">* PROC SHSACLINE <text:s text:c="6"/>show current line of sac control file <text:s/></text:p>
      <text:p text:style-name="Standard">SVCDC</text:p>
      <text:p text:style-name="Standard">COMMAND=71;DEST=70</text:p>
      <text:p text:style-name="Standard">T3VERB;RSTDC</text:p>
      <text:p text:style-name="Standard">FINI</text:p>
      <text:p text:style-name="Standard"></text:p>
      <text:p text:style-name="Standard">PROC REWSACFILE</text:p>
      <text:p text:style-name="Standard">* PROC REWSACFILE <text:s text:c="7"/>rewind the sac control file </text:p>
      <text:p text:style-name="Standard">SVCDC</text:p>
      <text:p text:style-name="Standard">COMMAND=72;DEST=70</text:p>
      <text:p text:style-name="Standard">T3VERB;RSTDC</text:p>
      <text:p text:style-name="Standard"><text:soft-page-break/>FINI</text:p>
      <text:p text:style-name="Standard"></text:p>
      <text:p text:style-name="Standard">PROC MVSACCON(IPA)</text:p>
      <text:p text:style-name="Standard">* PROC MVSACCON(IPA) <text:s text:c="6"/>move control to point(ipa) in sac file </text:p>
      <text:p text:style-name="Standard">SVCDC;CPA(1)=IPA</text:p>
      <text:p text:style-name="Standard">COMMAND=73;DEST=70</text:p>
      <text:p text:style-name="Standard">T3VERB;RSTDC</text:p>
      <text:p text:style-name="Standard">FINI</text:p>
      <text:p text:style-name="Standard"></text:p>
      <text:p text:style-name="Standard">PROC SKPSACLINE(IPA)</text:p>
      <text:p text:style-name="Standard">* PROC SKPSACLINE(IPA) <text:s text:c="5"/>skip n=ipa lines frmo sac coontrol file </text:p>
      <text:p text:style-name="Standard">SVCDC;CPA(1)=IPA</text:p>
      <text:p text:style-name="Standard">COMMAND=74;DEST=70</text:p>
      <text:p text:style-name="Standard">T3VERB;RSTDC</text:p>
      <text:p text:style-name="Standard">FINI</text:p>
      <text:p text:style-name="Standard"></text:p>
      <text:p text:style-name="Standard">PROC STPSACLINE(IPA)</text:p>
      <text:p text:style-name="Standard">* PROC STPSACLINE(IPA) <text:s text:c="5"/>step by one line frmo sac coontrol file </text:p>
      <text:p text:style-name="Standard">SVCDC;CPA(1)=IPA</text:p>
      <text:p text:style-name="Standard">COMMAND=74;DEST=70</text:p>
      <text:p text:style-name="Standard">T3VERB;RSTDC</text:p>
      <text:p text:style-name="Standard">FINI</text:p>
      <text:p text:style-name="Standard"></text:p>
      <text:p text:style-name="Standard">PROC SUBHNDLE</text:p>
      <text:p text:style-name="Standard">* PROC SUBHNDLE <text:s text:c="11"/>subarray handle to catter tracking generic cmd</text:p>
      <text:p text:style-name="Standard">SVCDC;</text:p>
      <text:p text:style-name="Standard">COMMAND=55;DEST=70</text:p>
      <text:p text:style-name="Standard">T3VERB;RSTDC</text:p>
      <text:p text:style-name="Standard">FINI</text:p>
      <text:p text:style-name="Standard"></text:p>
      <text:p text:style-name="Standard"></text:p>
      <text:p text:style-name="Standard">*</text:p>
      <text:p text:style-name="Standard">************************ FOR NEW FPS: FPS97 <text:s text:c="2"/>**************************</text:p>
      <text:p text:style-name="Standard">**** These are procedures related to the control of the FEED rotation **</text:p>
      <text:p text:style-name="Standard">*</text:p>
      <text:p text:style-name="Standard"></text:p>
      <text:p text:style-name="Standard">PROC NULLFPS </text:p>
      <text:p text:style-name="Standard">* PROC NULLFPS<text:tab/><text:tab/><text:tab/>issue null cmd</text:p>
      <text:p text:style-name="Standard">SVCDC</text:p>
      <text:p text:style-name="Standard">COMMAND=0;DEST=21;T3V;</text:p>
      <text:p text:style-name="Standard">RSTCDC</text:p>
      <text:p text:style-name="Standard">FINI</text:p>
      <text:p text:style-name="Standard"></text:p>
      <text:p text:style-name="Standard">PROC STTNGPNT(IPA)</text:p>
      <text:p text:style-name="Standard">** PROC STTNGPT(IPA)<text:tab/><text:tab/>issue set turning point cp(1) : turning pt angle/pulse</text:p>
      <text:p text:style-name="Standard">SVCDC;FPSMODE=0</text:p>
      <text:p text:style-name="Standard">COMMAND=100;DEST=21;</text:p>
      <text:p text:style-name="Standard">CP(1)=IPA;T3V;</text:p>
      <text:p text:style-name="Standard">RSTCDC</text:p>
      <text:p text:style-name="Standard"><text:soft-page-break/>FINI</text:p>
      <text:p text:style-name="Standard"></text:p>
      <text:p text:style-name="Standard">PROC STRMPDCNT</text:p>
      <text:p text:style-name="Standard">** PROC STRMPDCNT<text:tab/><text:tab/><text:tab/>issue set ramp down count</text:p>
      <text:p text:style-name="Standard">SVCDC;FPSMODE=0</text:p>
      <text:p text:style-name="Standard">COMMAND=110;DEST=21;T3V;</text:p>
      <text:p text:style-name="Standard">RSTCDC</text:p>
      <text:p text:style-name="Standard">FINI</text:p>
      <text:p text:style-name="Standard"></text:p>
      <text:p text:style-name="Standard">PROC STLRPMLMT</text:p>
      <text:p text:style-name="Standard">** PROC STLRPMLMT<text:tab/><text:tab/><text:tab/>issue set lower rpm limit</text:p>
      <text:p text:style-name="Standard">SVCDC;FPSMODE=0</text:p>
      <text:p text:style-name="Standard">COMMAND=120;DEST=21;T3V;</text:p>
      <text:p text:style-name="Standard">RSTCDC</text:p>
      <text:p text:style-name="Standard">FINI</text:p>
      <text:p text:style-name="Standard"></text:p>
      <text:p text:style-name="Standard">PROC STBCTDIF(IPA)</text:p>
      <text:p text:style-name="Standard">* PROC STBRCNTDIFF(IPA)<text:tab/><text:tab/>issue set brake count difference count cp(1) : pusles</text:p>
      <text:p text:style-name="Standard">SVCDC;FPSMODE=0</text:p>
      <text:p text:style-name="Standard">COMMAND=130;DEST=21;</text:p>
      <text:p text:style-name="Standard">CP(1)=IPA;T3V;</text:p>
      <text:p text:style-name="Standard">RSTCDC</text:p>
      <text:p text:style-name="Standard">FINI</text:p>
      <text:p text:style-name="Standard"></text:p>
      <text:p text:style-name="Standard">PROC STRUPCNT</text:p>
      <text:p text:style-name="Standard">** PROC RMPUPTMCNT <text:tab/><text:tab/>issue set ramp up time count</text:p>
      <text:p text:style-name="Standard">SVCDC;FPSMODE=0</text:p>
      <text:p text:style-name="Standard">COMMAND=140;DEST=21;T3V;</text:p>
      <text:p text:style-name="Standard">RSTCDC</text:p>
      <text:p text:style-name="Standard">FINI</text:p>
      <text:p text:style-name="Standard"></text:p>
      <text:p text:style-name="Standard">PROC STSTPTCT</text:p>
      <text:p text:style-name="Standard">** PROC STPTMCNT<text:tab/><text:tab/><text:tab/>issue set stop time count</text:p>
      <text:p text:style-name="Standard">SVCDC;FPSMODE=0</text:p>
      <text:p text:style-name="Standard">COMMAND=150;DEST=21;T3V;</text:p>
      <text:p text:style-name="Standard">RSTCDC</text:p>
      <text:p text:style-name="Standard">FINI</text:p>
      <text:p text:style-name="Standard"></text:p>
      <text:p text:style-name="Standard">PROC STMAXPWM</text:p>
      <text:p text:style-name="Standard">** PROC STMAXPWM <text:tab/><text:tab/>issue set Max pwm cnt </text:p>
      <text:p text:style-name="Standard">SVCDC;FPSMODE=0</text:p>
      <text:p text:style-name="Standard">COMMAND=160;DEST=21;T3V;</text:p>
      <text:p text:style-name="Standard">RSTCDC</text:p>
      <text:p text:style-name="Standard">FINI</text:p>
      <text:p text:style-name="Standard"></text:p>
      <text:p text:style-name="Standard">PROC STMAXANG(IPA)</text:p>
      <text:p text:style-name="Standard">* PROC STMAXANGLE(IPA)<text:tab/>issue set Max angle cp(1)=max ang</text:p>
      <text:p text:style-name="Standard">SVCDC;FPSMODE=0</text:p>
      <text:p text:style-name="Standard">COMMAND=170;DEST=21;</text:p>
      <text:p text:style-name="Standard"><text:soft-page-break/>CP(1)=IPA;CP(2)=270;T3V;</text:p>
      <text:p text:style-name="Standard">RSTCDC</text:p>
      <text:p text:style-name="Standard">FINI</text:p>
      <text:p text:style-name="Standard"></text:p>
      <text:p text:style-name="Standard">PROC STMINANG(IPA)</text:p>
      <text:p text:style-name="Standard">* PROC STMINANGLE(IPA)<text:tab/>issue set Min angle cp(1)=min ang</text:p>
      <text:p text:style-name="Standard">SVCDC;FPSMODE=0</text:p>
      <text:p text:style-name="Standard">COMMAND=180;DEST=21;</text:p>
      <text:p text:style-name="Standard">CP(1)=IPA;CP(2)=270;T3V;</text:p>
      <text:p text:style-name="Standard">RSTCDC</text:p>
      <text:p text:style-name="Standard">FINI</text:p>
      <text:p text:style-name="Standard"></text:p>
      <text:p text:style-name="Standard">PROC RDTNGPNT</text:p>
      <text:p text:style-name="Standard">** PROC RDSTTNGPT <text:s/><text:tab/><text:tab/>issue read turning point </text:p>
      <text:p text:style-name="Standard">SVCDC</text:p>
      <text:p text:style-name="Standard">COMMAND=200;DEST=21;T3V;</text:p>
      <text:p text:style-name="Standard">RSTCDC</text:p>
      <text:p text:style-name="Standard">FINI</text:p>
      <text:p text:style-name="Standard"></text:p>
      <text:p text:style-name="Standard">PROC RDRMPDCT</text:p>
      <text:p text:style-name="Standard">** PROC RDRMPDCT <text:s text:c="17"/>issue read ramp down count</text:p>
      <text:p text:style-name="Standard">SVCDC</text:p>
      <text:p text:style-name="Standard">COMMAND=210;DEST=21;T3V;</text:p>
      <text:p text:style-name="Standard">RSTCDC</text:p>
      <text:p text:style-name="Standard">FINI</text:p>
      <text:p text:style-name="Standard"></text:p>
      <text:p text:style-name="Standard">PROC RDLRPMLMT</text:p>
      <text:p text:style-name="Standard">** PROC RDLRPMLMT <text:s text:c="17"/>issue read lower rpm limit</text:p>
      <text:p text:style-name="Standard">SVCDC</text:p>
      <text:p text:style-name="Standard">COMMAND=220;DEST=21;T3V;</text:p>
      <text:p text:style-name="Standard">RSTCDC</text:p>
      <text:p text:style-name="Standard">FINI</text:p>
      <text:p text:style-name="Standard"><text:s/></text:p>
      <text:p text:style-name="Standard"></text:p>
      <text:p text:style-name="Standard">PROC RDBRCTDIF</text:p>
      <text:p text:style-name="Standard">* PROC RDBRCNTDIFF <text:s text:c="15"/>issue read brake count difference count</text:p>
      <text:p text:style-name="Standard">SVCDC</text:p>
      <text:p text:style-name="Standard">COMMAND=230;DEST=21;T3V;</text:p>
      <text:p text:style-name="Standard">RSTCDC</text:p>
      <text:p text:style-name="Standard">FINI</text:p>
      <text:p text:style-name="Standard"></text:p>
      <text:p text:style-name="Standard">PROC RDRMPUPCT</text:p>
      <text:p text:style-name="Standard">* PROC RDRMPUPTMCNT <text:s text:c="14"/>issue read ramp up time count</text:p>
      <text:p text:style-name="Standard">SVCDC</text:p>
      <text:p text:style-name="Standard">COMMAND=240;DEST=21;T3V;</text:p>
      <text:p text:style-name="Standard">RSTCDC</text:p>
      <text:p text:style-name="Standard">FINI</text:p>
      <text:p text:style-name="Standard"></text:p>
      <text:p text:style-name="Standard">PROC RDSTPTMCT</text:p>
      <text:p text:style-name="Standard"><text:soft-page-break/>** PROC RDSTPTMCNT <text:s text:c="16"/>issue read stop time count</text:p>
      <text:p text:style-name="Standard">SVCDC</text:p>
      <text:p text:style-name="Standard">COMMAND=250;DEST=21;T3V;</text:p>
      <text:p text:style-name="Standard">RSTCDC</text:p>
      <text:p text:style-name="Standard">FINI</text:p>
      <text:p text:style-name="Standard"><text:s/></text:p>
      <text:p text:style-name="Standard">PROC RDMAXPWM</text:p>
      <text:p text:style-name="Standard">** PROC RDMAXPWM <text:tab/><text:tab/>issue read Max pwm cnt</text:p>
      <text:p text:style-name="Standard">SVCDC</text:p>
      <text:p text:style-name="Standard">COMMAND=260;DEST=21;T3V;</text:p>
      <text:p text:style-name="Standard">RSTCDC</text:p>
      <text:p text:style-name="Standard">FINI</text:p>
      <text:p text:style-name="Standard"><text:s/></text:p>
      <text:p text:style-name="Standard">PROC RDMAXANG</text:p>
      <text:p text:style-name="Standard">* PROC RDMAXANGLE <text:tab/><text:tab/>issue read Max angle</text:p>
      <text:p text:style-name="Standard">SVCDC</text:p>
      <text:p text:style-name="Standard">COMMAND=270;DEST=21;T3V;</text:p>
      <text:p text:style-name="Standard">RSTCDC</text:p>
      <text:p text:style-name="Standard">FINI</text:p>
      <text:p text:style-name="Standard"><text:s/></text:p>
      <text:p text:style-name="Standard">PROC RDMINANG</text:p>
      <text:p text:style-name="Standard">* PROC RDMINANGLE <text:tab/><text:tab/>issue read Min angle</text:p>
      <text:p text:style-name="Standard">SVCDC</text:p>
      <text:p text:style-name="Standard">COMMAND=280;DEST=21;T3V;</text:p>
      <text:p text:style-name="Standard">RSTCDC</text:p>
      <text:p text:style-name="Standard">FINI</text:p>
      <text:p text:style-name="Standard"></text:p>
      <text:p text:style-name="Standard"></text:p>
      <text:p text:style-name="Standard">PROC RDVERSION</text:p>
      <text:p text:style-name="Standard">* PROC RDVERSION<text:tab/><text:tab/>issue read version</text:p>
      <text:p text:style-name="Standard">SVCDC</text:p>
      <text:p text:style-name="Standard">COMMAND=290;DEST=21;T3V;</text:p>
      <text:p text:style-name="Standard">RSTCDC</text:p>
      <text:p text:style-name="Standard">FINI</text:p>
      <text:p text:style-name="Standard"></text:p>
      <text:p text:style-name="Standard">PROC RDUA0ANG</text:p>
      <text:p text:style-name="Standard">* PROC RDUA0ANG<text:tab/><text:tab/>issue read UA0 angle </text:p>
      <text:p text:style-name="Standard">SVCDC</text:p>
      <text:p text:style-name="Standard">COMMAND=700;DEST=21;T3V;</text:p>
      <text:p text:style-name="Standard">RSTCDC</text:p>
      <text:p text:style-name="Standard">FINI</text:p>
      <text:p text:style-name="Standard"></text:p>
      <text:p text:style-name="Standard">PROC GETUA0ANG</text:p>
      <text:p text:style-name="Standard">* PROC RDUA0ANG<text:tab/><text:tab/>get the first set UA0 angle </text:p>
      <text:p text:style-name="Standard">SVCDC</text:p>
      <text:p text:style-name="Standard">COMMAND=700;DEST=21;T3V;</text:p>
      <text:p text:style-name="Standard">RSTCDC</text:p>
      <text:p text:style-name="Standard">FINI</text:p>
      <text:p text:style-name="Standard"></text:p>
      <text:p text:style-name="Standard"><text:soft-page-break/>PROC UA0CLBRT(IPA)</text:p>
      <text:p text:style-name="Standard">* PROC RDUA0ANG<text:tab/><text:tab/>calibrate to UA0 angle CP=1=&gt;Clkwise i.e. -10d side,0=&gt;anticlkwise</text:p>
      <text:p text:style-name="Standard">SVCDC</text:p>
      <text:p text:style-name="Standard">COMMAND=360;DEST=21;</text:p>
      <text:p text:style-name="Standard">CPA(1)=IPA;T3V;</text:p>
      <text:p text:style-name="Standard">RSTCDC</text:p>
      <text:p text:style-name="Standard">FINI</text:p>
      <text:p text:style-name="Standard"></text:p>
      <text:p text:style-name="Standard">PROC RUNCLBRT</text:p>
      <text:p text:style-name="Standard">* PROC RUNCLBRT<text:tab/><text:tab/><text:tab/>issue run to calibrate </text:p>
      <text:p text:style-name="Standard">SVCDC</text:p>
      <text:p text:style-name="Standard">COMMAND=300;DEST=21;T3V;</text:p>
      <text:p text:style-name="Standard">RSTCDC</text:p>
      <text:p text:style-name="Standard">FINI</text:p>
      <text:p text:style-name="Standard"></text:p>
      <text:p text:style-name="Standard">PROC FREER10</text:p>
      <text:p text:style-name="Standard">* PROC FREERUN10<text:tab/><text:tab/>issue free run towards -10deg lim s/w</text:p>
      <text:p text:style-name="Standard">SVCDC</text:p>
      <text:p text:style-name="Standard">COMMAND=310;DEST=21;CPA(1)=1;T3V;</text:p>
      <text:p text:style-name="Standard">RSTCDC</text:p>
      <text:p text:style-name="Standard">FINI</text:p>
      <text:p text:style-name="Standard"></text:p>
      <text:p text:style-name="Standard">PROC FREER280</text:p>
      <text:p text:style-name="Standard">* PROC FREERUN280<text:tab/><text:tab/>issue free run towards 280 deg lim s/w </text:p>
      <text:p text:style-name="Standard">SVCDC</text:p>
      <text:p text:style-name="Standard">COMMAND=310;DEST=21;</text:p>
      <text:p text:style-name="Standard">CPA(1)=0;T3V;</text:p>
      <text:p text:style-name="Standard">RSTCDC</text:p>
      <text:p text:style-name="Standard">FINI</text:p>
      <text:p text:style-name="Standard"></text:p>
      <text:p text:style-name="Standard">PROC RUNDPREST(IPA)</text:p>
      <text:p text:style-name="Standard">* PROC RUNDPREST(IPA)<text:tab/>issue run to preset, IPA target ang</text:p>
      <text:p text:style-name="Standard">SVCDC;FPSMODE=0</text:p>
      <text:p text:style-name="Standard">COMMAND=320;DEST=21;</text:p>
      <text:p text:style-name="Standard">CP(1)=IPA;CP(2)=270;T3V;</text:p>
      <text:p text:style-name="Standard">RSTCDC</text:p>
      <text:p text:style-name="Standard">FINI</text:p>
      <text:p text:style-name="Standard"></text:p>
      <text:p text:style-name="Standard">PROC RUNCPREST(IPA)</text:p>
      <text:p text:style-name="Standard">* PROC RUNCPREST(IPA)<text:tab/>issue run to preset, IPA target counts</text:p>
      <text:p text:style-name="Standard">SVCDC;FPSMODE=1</text:p>
      <text:p text:style-name="Standard">COMMAND=320;DEST=21;</text:p>
      <text:p text:style-name="Standard">CP(1)=IPA;CP(2)=17000;T3V;</text:p>
      <text:p text:style-name="Standard">RSTCDC</text:p>
      <text:p text:style-name="Standard">FINI</text:p>
      <text:p text:style-name="Standard"></text:p>
      <text:p text:style-name="Standard">PROC FINECTUNE(IPA,JPA)</text:p>
      <text:p text:style-name="Standard">* PROC FINECTUNE(IPA,JPA)<text:tab/>issue run to preset,IPA is target counts, JPA is PWM counts</text:p>
      <text:p text:style-name="Standard"><text:soft-page-break/>SVCDC;FPSMODE=1</text:p>
      <text:p text:style-name="Standard">COMMAND=330;DEST=21;</text:p>
      <text:p text:style-name="Standard">CP(1)=IPA;CP(2)=17000;</text:p>
      <text:p text:style-name="Standard">CPA(3)=JPA;T3V;</text:p>
      <text:p text:style-name="Standard">RSTCDC</text:p>
      <text:p text:style-name="Standard">FINI</text:p>
      <text:p text:style-name="Standard"></text:p>
      <text:p text:style-name="Standard">PROC FINEDTUNE(IPA,JPA)</text:p>
      <text:p text:style-name="Standard">* PROC FINEDTUNE(IPA,JPA)<text:tab/>issue run to preset,IPA is target ang,JPA is PWM counts</text:p>
      <text:p text:style-name="Standard">SVCDC;FPSMODE=0</text:p>
      <text:p text:style-name="Standard">COMMAND=330;DEST=21;</text:p>
      <text:p text:style-name="Standard">CP(1)=IPA;CP(2)=270;</text:p>
      <text:p text:style-name="Standard">CPA(3)=JPA;T3V;</text:p>
      <text:p text:style-name="Standard">RSTCDC</text:p>
      <text:p text:style-name="Standard">FINI</text:p>
      <text:p text:style-name="Standard"></text:p>
      <text:p text:style-name="Standard">PROC RUNPASSWD</text:p>
      <text:p text:style-name="Standard">* PROC RUNPASSWD<text:tab/><text:tab/>issue run <text:s/>passworded</text:p>
      <text:p text:style-name="Standard">SVCDC</text:p>
      <text:p text:style-name="Standard">COMMAND=340;DEST=21;T3V;</text:p>
      <text:p text:style-name="Standard">RSTCDC</text:p>
      <text:p text:style-name="Standard">FINI</text:p>
      <text:p text:style-name="Standard"></text:p>
      <text:p text:style-name="Standard">PROC FPSBOOT </text:p>
      <text:p text:style-name="Standard">* PROC FPSBOOT<text:tab/><text:tab/><text:tab/>issue reboot fps</text:p>
      <text:p text:style-name="Standard">SVCDC</text:p>
      <text:p text:style-name="Standard">COMMAND=500;DEST=21;T3V;</text:p>
      <text:p text:style-name="Standard">RSTCDC</text:p>
      <text:p text:style-name="Standard">FINI</text:p>
      <text:p text:style-name="Standard"></text:p>
      <text:p text:style-name="Standard">PROC FPSSTOP</text:p>
      <text:p text:style-name="Standard">* PROC FPSSTOP<text:tab/><text:tab/><text:tab/>issue <text:s/>stop fps</text:p>
      <text:p text:style-name="Standard">SVCDC</text:p>
      <text:p text:style-name="Standard">COMMAND=600;DEST=21;T3V;</text:p>
      <text:p text:style-name="Standard">RSTCDC</text:p>
      <text:p text:style-name="Standard">FINI</text:p>
      <text:p text:style-name="Standard"></text:p>
      <text:p text:style-name="Standard">PROC PRSTCFPS(IPA)</text:p>
      <text:p text:style-name="Standard">* PROC PRSTCFPS(IPA)<text:tab/><text:tab/>preset known position of feed in counts</text:p>
      <text:p text:style-name="Standard">SVCDC</text:p>
      <text:p text:style-name="Standard">COMMAND=800;DEST=21</text:p>
      <text:p text:style-name="Standard">FPSMODE=1;TPARM(1)=IPA</text:p>
      <text:p text:style-name="Standard">T3V;RSTCDC</text:p>
      <text:p text:style-name="Standard">FINI</text:p>
      <text:p text:style-name="Standard"></text:p>
      <text:p text:style-name="Standard">PROC PRSTAFPS(IPA)</text:p>
      <text:p text:style-name="Standard">* PROC PRSTAFPS(IPA)<text:tab/><text:tab/>preset known position of feed in angle</text:p>
      <text:p text:style-name="Standard">SVCDC</text:p>
      <text:p text:style-name="Standard">COMMAND=800;DEST=21</text:p>
      <text:p text:style-name="Standard"><text:soft-page-break/>FPSMODE=0;TPARM(1)=IPA</text:p>
      <text:p text:style-name="Standard">T3V;RSTCDC</text:p>
      <text:p text:style-name="Standard">FINI</text:p>
      <text:p text:style-name="Standard"></text:p>
      <text:p text:style-name="Standard">*</text:p>
      <text:p text:style-name="Standard">**** These are procedures related to the NEW DAS Control <text:s/>**</text:p>
      <text:p text:style-name="Standard">*</text:p>
      <text:p text:style-name="Standard">PROC LNKNDASQ</text:p>
      <text:p text:style-name="Standard">* PROC LNKNDASQ <text:s text:c="6"/>init das cntrl for subarray IPA </text:p>
      <text:p text:style-name="Standard">SVCDC</text:p>
      <text:p text:style-name="Standard">COMMA=10;DEST=91;</text:p>
      <text:p text:style-name="Standard">T3V;</text:p>
      <text:p text:style-name="Standard">RSTCDC</text:p>
      <text:p text:style-name="Standard">FINI</text:p>
      <text:p text:style-name="Standard"></text:p>
      <text:p text:style-name="Standard">PROC STRTNDASC</text:p>
      <text:p text:style-name="Standard">* PROC STRTDASCAN <text:s text:c="11"/>start das scan for subarray </text:p>
      <text:p text:style-name="Standard">SVCDC</text:p>
      <text:p text:style-name="Standard">COMMA=11;DEST=91;T3V;</text:p>
      <text:p text:style-name="Standard">RSTCDC</text:p>
      <text:p text:style-name="Standard">FINI</text:p>
      <text:p text:style-name="Standard"></text:p>
      <text:p text:style-name="Standard">PROC STPNDASC</text:p>
      <text:p text:style-name="Standard">* PROC STPDASCAN <text:s text:c="11"/>start das scan for subarray </text:p>
      <text:p text:style-name="Standard">SVCDC</text:p>
      <text:p text:style-name="Standard">COMMA=12;DEST=91;T3V;</text:p>
      <text:p text:style-name="Standard">RSTCDC</text:p>
      <text:p text:style-name="Standard">FINI</text:p>
      <text:p text:style-name="Standard"></text:p>
      <text:p text:style-name="Standard">PROC SNDNDASSTR(OUTFIL)</text:p>
      <text:p text:style-name="Standard">* PROC SNDASSTR(OUTFIL) <text:s text:c="4"/>send <text:s/>command thro string for das </text:p>
      <text:p text:style-name="Standard">SVCDC</text:p>
      <text:p text:style-name="Standard">COMMA=13;DEST=91;T3V;</text:p>
      <text:p text:style-name="Standard">RSTCDC</text:p>
      <text:p text:style-name="Standard">FINI</text:p>
      <text:p text:style-name="Standard"></text:p>
      <text:p text:style-name="Standard">PROC PRJFREQ</text:p>
      <text:p text:style-name="Standard">* PROC PRJTITLE <text:s text:c="3"/>set das frequencies (in tPARM) <text:s/>with Code in OUTFIL </text:p>
      <text:p text:style-name="Standard">SVCDC</text:p>
      <text:p text:style-name="Standard">TYPE '#TPARM SHOULD HAVE RF(2) IF(2) BB(2) REST FR(2) LSR(2)(MHZ) Bandmask'</text:p>
      <text:p text:style-name="Standard">COMMA=24;DEST=91;T3V;</text:p>
      <text:p text:style-name="Standard">RSTCDC</text:p>
      <text:p text:style-name="Standard">FINI</text:p>
      <text:p text:style-name="Standard"></text:p>
      <text:p text:style-name="Standard">PROC LDSRCCODE(OUTFIL)</text:p>
      <text:p text:style-name="Standard">* PROC LDSRCCODE(OUTFIL) <text:s/>set in outfil the source code </text:p>
      <text:p text:style-name="Standard">SVDC</text:p>
      <text:p text:style-name="Standard">COMMA=26; DEST=91; T3V;</text:p>
      <text:p text:style-name="Standard">RSTDC</text:p>
      <text:p text:style-name="Standard"><text:soft-page-break/>FINI </text:p>
      <text:p text:style-name="Standard"></text:p>
      <text:p text:style-name="Standard">*</text:p>
      <text:p text:style-name="Standard">**** These are procedures related to the FPS commands <text:s/>**</text:p>
      <text:p text:style-name="Standard">*</text:p>
      <text:p text:style-name="Standard">PROC LDFPSPOS</text:p>
      <text:p text:style-name="Standard">* PROC LDFPSPOS(IPA) <text:s text:c="5"/>Loads the fps counts in TPA </text:p>
      <text:p text:style-name="Standard">* TPARM should have the 4 FPS encoder positions</text:p>
      <text:p text:style-name="Standard">SVCDC</text:p>
      <text:p text:style-name="Standard">FPSMODE=1</text:p>
      <text:p text:style-name="Standard">* FPSMODE=IPA</text:p>
      <text:p text:style-name="Standard">COMMAND=37;DEST=17;T3V;</text:p>
      <text:p text:style-name="Standard">RSTCDC</text:p>
      <text:p text:style-name="Standard">FINI</text:p>
      <text:p text:style-name="Standard"></text:p>
      <text:p text:style-name="Standard">PROC MVFPS610</text:p>
      <text:p text:style-name="Standard">* PROC MVFPS610 <text:s text:c="12"/>Mv FPS to 610 to counts loaded by above command</text:p>
      <text:p text:style-name="Standard">SVCDC</text:p>
      <text:p text:style-name="Standard">TPA=0</text:p>
      <text:p text:style-name="Standard">COMMA=38;DEST=17;T3V;</text:p>
      <text:p text:style-name="Standard">RSTCDC</text:p>
      <text:p text:style-name="Standard">FINI</text:p>
      <text:p text:style-name="Standard"></text:p>
      <text:p text:style-name="Standard">PROC MVFPS150</text:p>
      <text:p text:style-name="Standard">* PROC MVFPS150 <text:s text:c="12"/>Mv FPS to 150 to counts loaded by above command</text:p>
      <text:p text:style-name="Standard">SVCDC</text:p>
      <text:p text:style-name="Standard">TPA=1</text:p>
      <text:p text:style-name="Standard">COMMA=38;DEST=17;T3V;</text:p>
      <text:p text:style-name="Standard">RSTCDC</text:p>
      <text:p text:style-name="Standard">FINI</text:p>
      <text:p text:style-name="Standard"></text:p>
      <text:p text:style-name="Standard">PROC MVFPS1420</text:p>
      <text:p text:style-name="Standard">* PROC MVFPS1420 <text:s text:c="12"/>Mv FPS to 1420 to counts loaded by above command</text:p>
      <text:p text:style-name="Standard">SVCDC</text:p>
      <text:p text:style-name="Standard">TPA=2</text:p>
      <text:p text:style-name="Standard">COMMA=38;DEST=17;T3V;</text:p>
      <text:p text:style-name="Standard">RSTCDC</text:p>
      <text:p text:style-name="Standard">FINI</text:p>
      <text:p text:style-name="Standard"></text:p>
      <text:p text:style-name="Standard">PROC MVFPS325</text:p>
      <text:p text:style-name="Standard">* PROC MVFPS325 <text:s text:c="12"/>Mv FPS to 325 to counts loaded by above command</text:p>
      <text:p text:style-name="Standard">SVCDC</text:p>
      <text:p text:style-name="Standard">TPA=3</text:p>
      <text:p text:style-name="Standard">COMMA=38;DEST=17;T3V;</text:p>
      <text:p text:style-name="Standard">RSTCDC</text:p>
      <text:p text:style-name="Standard">FINI</text:p>
      <text:p text:style-name="Standard"></text:p>
      <text:p text:style-name="Standard">PROC INITFPS</text:p>
      <text:p text:style-name="Standard">* PROC INITFPS <text:s text:c="12"/>Does add MCM 14,rdv, set min angle to -10d, stlrpm. respectively</text:p>
      <text:p text:style-name="Standard"><text:soft-page-break/>SVCDC</text:p>
      <text:p text:style-name="Standard">COMMAND=290;DEST=21;T3V;</text:p>
      <text:p text:style-name="Standard">FPSMODE=0;COMMAND=180;DEST=21;</text:p>
      <text:p text:style-name="Standard">CP(1)=-18;CP(2)=270;T3V;</text:p>
      <text:p text:style-name="Standard">COMMAND=280;DEST=21;T3V;</text:p>
      <text:p text:style-name="Standard">CP(1)=550;</text:p>
      <text:p text:style-name="Standard">COMMAND=120;DEST=21;T3V;</text:p>
      <text:p text:style-name="Standard">RSTCDC</text:p>
      <text:p text:style-name="Standard">FINI</text:p>
      <text:p text:style-name="Standard"></text:p>
      <text:p text:style-name="Standard">PROC ALLANT</text:p>
      <text:p text:style-name="Standard">*PROC ALLANT <text:s/><text:tab/>Defines all ante except abc0 in antenna array</text:p>
      <text:p text:style-name="Standard">SVDC</text:p>
      <text:p text:style-name="Standard">FOR I=2 to 31;ANTE(I)=I-1;end</text:p>
      <text:p text:style-name="Standard">ANTE(1)=30</text:p>
      <text:p text:style-name="Standard">RSTDC</text:p>
      <text:p text:style-name="Standard">FINI</text:p>
      <text:p text:style-name="Standard"></text:p>
      <text:p text:style-name="Standard">PROC YANT</text:p>
      <text:p text:style-name="Standard">*PROC YANT <text:s/><text:tab/>Defines all Y antenna array</text:p>
      <text:p text:style-name="Standard">SVDC</text:p>
      <text:p text:style-name="Standard">ANTE 16 26 27 28 29 30 17 18 21 22 23 8 13 14 15 16 25</text:p>
      <text:p text:style-name="Standard">RSTDC</text:p>
      <text:p text:style-name="Standard">FINI</text:p>
      <text:p text:style-name="Standard"></text:p>
      <text:p text:style-name="Standard">PROC CANT</text:p>
      <text:p text:style-name="Standard">*PROC CANT <text:s/><text:tab/>Defines all CSQ antenna array</text:p>
      <text:p text:style-name="Standard">SVDC</text:p>
      <text:p text:style-name="Standard">ANTE 14 7 6 5 1 3 19 20 24 4 12 9 2 11 10 </text:p>
      <text:p text:style-name="Standard">RSTDC</text:p>
      <text:p text:style-name="Standard">FINI</text:p>
      <text:p text:style-name="Standard"></text:p>
      <text:p text:style-name="Standard">PROC INITNFPS </text:p>
      <text:p text:style-name="Standard">*PROC <text:s/>INITNFPS <text:s text:c="2"/>new init fps <text:tab/></text:p>
      <text:p text:style-name="Standard">SVDC</text:p>
      <text:p text:style-name="Standard">RDVER</text:p>
      <text:p text:style-name="Standard">CPA(1)=700;STLRPM</text:p>
      <text:p text:style-name="Standard">STMINA(-18)</text:p>
      <text:p text:style-name="Standard">RSTDC</text:p>
      <text:p text:style-name="Standard">FINI</text:p>
      <text:p text:style-name="Standard"></text:p>
      <text:p text:style-name="Standard">* Read current time</text:p>
      <text:p text:style-name="Standard">PROC GETTIME</text:p>
      <text:p text:style-name="Standard">SVDC</text:p>
      <text:p text:style-name="Standard">COMMAND=-1;T4V</text:p>
      <text:p text:style-name="Standard">type scalr1</text:p>
      <text:p text:style-name="Standard">type hms(scalr1)</text:p>
      <text:p text:style-name="Standard">RSTDC</text:p>
      <text:p text:style-name="Standard">FINI</text:p>
      <text:p text:style-name="Standard"><text:soft-page-break/></text:p>
      <text:p text:style-name="Standard">** PULSAR <text:s/>DAS PROCEDURES , dated : 17mar2005.</text:p>
      <text:p text:style-name="Standard">* initialise pulsar (to be run in USER0)</text:p>
      <text:p text:style-name="Standard">PROC INITPSR</text:p>
      <text:p text:style-name="Standard">SVCDC</text:p>
      <text:p text:style-name="Standard">COMMAND=1;DEST=92;T3V;</text:p>
      <text:p text:style-name="Standard">RSTCDC</text:p>
      <text:p text:style-name="Standard">FINI</text:p>
      <text:p text:style-name="Standard"></text:p>
      <text:p text:style-name="Standard">* link to pulsar das</text:p>
      <text:p text:style-name="Standard">PROC LNKPSRQ</text:p>
      <text:p text:style-name="Standard">SVCDC</text:p>
      <text:p text:style-name="Standard">COMMAND=10;DEST=92;T3V;</text:p>
      <text:p text:style-name="Standard">RSTCDC</text:p>
      <text:p text:style-name="Standard">FINI</text:p>
      <text:p text:style-name="Standard"></text:p>
      <text:p text:style-name="Standard">* ia das init</text:p>
      <text:p text:style-name="Standard">PROC IAINIT</text:p>
      <text:p text:style-name="Standard">SVCDC</text:p>
      <text:p text:style-name="Standard">OUTFIL 'DASIA INIT IA_INIT.HDR'</text:p>
      <text:p text:style-name="Standard">COMMAND=11;DEST=92;T3V;</text:p>
      <text:p text:style-name="Standard">RSTCDC</text:p>
      <text:p text:style-name="Standard">FINI</text:p>
      <text:p text:style-name="Standard"></text:p>
      <text:p text:style-name="Standard"></text:p>
      <text:p text:style-name="Standard">* ia das start</text:p>
      <text:p text:style-name="Standard">PROC IASTRT</text:p>
      <text:p text:style-name="Standard">SVCDC</text:p>
      <text:p text:style-name="Standard">OUTFIL 'DASIA START IA_SCAN.HDR'</text:p>
      <text:p text:style-name="Standard">COMMAND=11;DEST=92;T3V;</text:p>
      <text:p text:style-name="Standard">RSTCDC</text:p>
      <text:p text:style-name="Standard">FINI</text:p>
      <text:p text:style-name="Standard"></text:p>
      <text:p text:style-name="Standard">* ia das start</text:p>
      <text:p text:style-name="Standard">PROC IASTRT1(STRA2)</text:p>
      <text:p text:style-name="Standard">SVCDC</text:p>
      <text:p text:style-name="Standard">OUTFIL 'DASIA START IA_SCAN.HDR'</text:p>
      <text:p text:style-name="Standard">OUTFIL=OUTFIL!! STRA2</text:p>
      <text:p text:style-name="Standard">COMMAND=11;DEST=92;T3V;</text:p>
      <text:p text:style-name="Standard">RSTCDC</text:p>
      <text:p text:style-name="Standard">FINI</text:p>
      <text:p text:style-name="Standard"></text:p>
      <text:p text:style-name="Standard">* ia das stop</text:p>
      <text:p text:style-name="Standard">PROC IASTP</text:p>
      <text:p text:style-name="Standard">SVCDC</text:p>
      <text:p text:style-name="Standard">OUTFIL 'DASIA STOP'</text:p>
      <text:p text:style-name="Standard">COMMAND=11;DEST=92;T3V;</text:p>
      <text:p text:style-name="Standard">RSTCDC</text:p>
      <text:p text:style-name="Standard">FINI</text:p>
      <text:p text:style-name="Standard"><text:soft-page-break/></text:p>
      <text:p text:style-name="Standard">* ia das finish</text:p>
      <text:p text:style-name="Standard">PROC IAFIN</text:p>
      <text:p text:style-name="Standard">SVCDC</text:p>
      <text:p text:style-name="Standard">OUTFIL 'DASIA FINISH'</text:p>
      <text:p text:style-name="Standard">COMMAND=11;DEST=92;T3V;</text:p>
      <text:p text:style-name="Standard">RSTCDC</text:p>
      <text:p text:style-name="Standard">FINI</text:p>
      <text:p text:style-name="Standard"></text:p>
      <text:p text:style-name="Standard">* pa das init</text:p>
      <text:p text:style-name="Standard">PROC PAINIT</text:p>
      <text:p text:style-name="Standard">SVCDC</text:p>
      <text:p text:style-name="Standard">OUTFIL 'DASPA INIT PA_INIT.HDR'</text:p>
      <text:p text:style-name="Standard">COMMAND=11;DEST=92;T3V;</text:p>
      <text:p text:style-name="Standard">RSTCDC</text:p>
      <text:p text:style-name="Standard">FINI</text:p>
      <text:p text:style-name="Standard"></text:p>
      <text:p text:style-name="Standard">* pa das start</text:p>
      <text:p text:style-name="Standard">PROC PASTRT</text:p>
      <text:p text:style-name="Standard">SVCDC</text:p>
      <text:p text:style-name="Standard">OUTFIL 'DASPA START PA_SCAN.HDR'</text:p>
      <text:p text:style-name="Standard">COMMAND=11;DEST=92;T3V;</text:p>
      <text:p text:style-name="Standard">RSTCDC</text:p>
      <text:p text:style-name="Standard">FINI</text:p>
      <text:p text:style-name="Standard"></text:p>
      <text:p text:style-name="Standard">* pa das start</text:p>
      <text:p text:style-name="Standard">PROC PASTRT1(STRA2)</text:p>
      <text:p text:style-name="Standard">SVCDC</text:p>
      <text:p text:style-name="Standard">OUTFIL 'DASPA START PA_SCAN.HDR'</text:p>
      <text:p text:style-name="Standard">OUTFIL=OUTFIL!! STRA2</text:p>
      <text:p text:style-name="Standard">COMMAND=11;DEST=92;T3V;</text:p>
      <text:p text:style-name="Standard">RSTCDC</text:p>
      <text:p text:style-name="Standard">FINI</text:p>
      <text:p text:style-name="Standard"></text:p>
      <text:p text:style-name="Standard"></text:p>
      <text:p text:style-name="Standard">* pa das stop</text:p>
      <text:p text:style-name="Standard">PROC PASTP</text:p>
      <text:p text:style-name="Standard">SVCDC</text:p>
      <text:p text:style-name="Standard">OUTFIL 'DASPA STOP'</text:p>
      <text:p text:style-name="Standard">COMMAND=11;DEST=92;T3V;</text:p>
      <text:p text:style-name="Standard">RSTCDC</text:p>
      <text:p text:style-name="Standard">FINI</text:p>
      <text:p text:style-name="Standard"></text:p>
      <text:p text:style-name="Standard">* pa das finish</text:p>
      <text:p text:style-name="Standard">PROC PAFIN</text:p>
      <text:p text:style-name="Standard">SVCDC</text:p>
      <text:p text:style-name="Standard">OUTFIL 'DASPA FINISH'</text:p>
      <text:p text:style-name="Standard">COMMAND=11;DEST=92;T3V;</text:p>
      <text:p text:style-name="Standard">RSTCDC</text:p>
      <text:p text:style-name="Standard"><text:soft-page-break/>FINI</text:p>
      <text:p text:style-name="Standard"></text:p>
      <text:p text:style-name="Standard">* polmtr das init</text:p>
      <text:p text:style-name="Standard">PROC PMTINIT</text:p>
      <text:p text:style-name="Standard">SVCDC</text:p>
      <text:p text:style-name="Standard">OUTFIL 'DASPMT INIT PMT_INIT.HDR'</text:p>
      <text:p text:style-name="Standard">COMMAND=11;DEST=92;T3V;</text:p>
      <text:p text:style-name="Standard">RSTCDC</text:p>
      <text:p text:style-name="Standard">FINI</text:p>
      <text:p text:style-name="Standard"></text:p>
      <text:p text:style-name="Standard">* polmtr das start </text:p>
      <text:p text:style-name="Standard">PROC PMTSTRT</text:p>
      <text:p text:style-name="Standard">SVCDC</text:p>
      <text:p text:style-name="Standard">OUTFIL 'DASPMT START PMT_SCAN.HDR'</text:p>
      <text:p text:style-name="Standard">COMMAND=11;DEST=92;T3V;</text:p>
      <text:p text:style-name="Standard">RSTCDC</text:p>
      <text:p text:style-name="Standard">FINI</text:p>
      <text:p text:style-name="Standard"></text:p>
      <text:p text:style-name="Standard">* polmtr das start </text:p>
      <text:p text:style-name="Standard">PROC PMTSTRT1(STRA2)</text:p>
      <text:p text:style-name="Standard">SVCDC</text:p>
      <text:p text:style-name="Standard">OUTFIL 'DASPMT START PMT_SCAN.HDR'</text:p>
      <text:p text:style-name="Standard">OUTFIL=OUTFIL!! STRA2</text:p>
      <text:p text:style-name="Standard">COMMAND=11;DEST=92;T3V;</text:p>
      <text:p text:style-name="Standard">RSTCDC</text:p>
      <text:p text:style-name="Standard">FINI</text:p>
      <text:p text:style-name="Standard"></text:p>
      <text:p text:style-name="Standard">* polmtr das stop</text:p>
      <text:p text:style-name="Standard">PROC PMTSTP</text:p>
      <text:p text:style-name="Standard">SVCDC</text:p>
      <text:p text:style-name="Standard">OUTFIL 'DASPMT STOP'</text:p>
      <text:p text:style-name="Standard">COMMAND=11;DEST=92;T3V;</text:p>
      <text:p text:style-name="Standard">RSTCDC</text:p>
      <text:p text:style-name="Standard">FINI</text:p>
      <text:p text:style-name="Standard"></text:p>
      <text:p text:style-name="Standard">* polmtr das finish</text:p>
      <text:p text:style-name="Standard">PROC PMTFIN</text:p>
      <text:p text:style-name="Standard">SVCDC</text:p>
      <text:p text:style-name="Standard">OUTFIL 'DASPMT FINISH'</text:p>
      <text:p text:style-name="Standard">COMMAND=11;DEST=92;T3V;</text:p>
      <text:p text:style-name="Standard">RSTCDC</text:p>
      <text:p text:style-name="Standard">FINI</text:p>
      <text:p text:style-name="Standard"></text:p>
      <text:p text:style-name="Standard">* polmtr both sidebands das init</text:p>
      <text:p text:style-name="Standard">PROC PMBINIT</text:p>
      <text:p text:style-name="Standard">SVCDC</text:p>
      <text:p text:style-name="Standard">OUTFIL 'DASPMB INIT PMT_INIT.HDR'</text:p>
      <text:p text:style-name="Standard">COMMAND=11;DEST=92;T3V;</text:p>
      <text:p text:style-name="Standard">RSTCDC</text:p>
      <text:p text:style-name="Standard"><text:soft-page-break/>FINI</text:p>
      <text:p text:style-name="Standard"></text:p>
      <text:p text:style-name="Standard">* polmtr both sidebands das start</text:p>
      <text:p text:style-name="Standard">PROC PMBSTRT</text:p>
      <text:p text:style-name="Standard">SVCDC</text:p>
      <text:p text:style-name="Standard">OUTFIL 'DASPMB START PMT_SCAN.HDR'</text:p>
      <text:p text:style-name="Standard">COMMAND=11;DEST=92;T3V;</text:p>
      <text:p text:style-name="Standard">RSTCDC</text:p>
      <text:p text:style-name="Standard">FINI</text:p>
      <text:p text:style-name="Standard"></text:p>
      <text:p text:style-name="Standard">* polmtr both sidebands das start</text:p>
      <text:p text:style-name="Standard">PROC PMBSTRT1(STRA2)</text:p>
      <text:p text:style-name="Standard">SVCDC</text:p>
      <text:p text:style-name="Standard">OUTFIL 'DASPMB START PMT_SCAN.HDR'</text:p>
      <text:p text:style-name="Standard">OUTFIL=OUTFIL!! STRA2</text:p>
      <text:p text:style-name="Standard">COMMAND=11;DEST=92;T3V;</text:p>
      <text:p text:style-name="Standard">RSTCDC</text:p>
      <text:p text:style-name="Standard">FINI</text:p>
      <text:p text:style-name="Standard"></text:p>
      <text:p text:style-name="Standard">* polmtr both sidebands das stop</text:p>
      <text:p text:style-name="Standard">PROC PMBSTP</text:p>
      <text:p text:style-name="Standard">SVCDC</text:p>
      <text:p text:style-name="Standard">OUTFIL 'DASPMB STOP'</text:p>
      <text:p text:style-name="Standard">COMMAND=11;DEST=92;T3V;</text:p>
      <text:p text:style-name="Standard">RSTCDC</text:p>
      <text:p text:style-name="Standard">FINI</text:p>
      <text:p text:style-name="Standard"></text:p>
      <text:p text:style-name="Standard">* polmtr both sidebands das finish</text:p>
      <text:p text:style-name="Standard">PROC PMBFIN</text:p>
      <text:p text:style-name="Standard">SVCDC</text:p>
      <text:p text:style-name="Standard">OUTFIL 'DASPMB FINISH'</text:p>
      <text:p text:style-name="Standard">COMMAND=11;DEST=92;T3V;</text:p>
      <text:p text:style-name="Standard">RSTCDC</text:p>
      <text:p text:style-name="Standard">FINI</text:p>
      <text:p text:style-name="Standard">*</text:p>
      <text:p text:style-name="Standard"></text:p>
      <text:p text:style-name="Standard">*********************** PROCEDURES FOR NEW BB ************************</text:p>
      <text:p text:style-name="Standard">*</text:p>
      <text:p text:style-name="Standard"></text:p>
      <text:p text:style-name="Standard">PROC INITBBSRV</text:p>
      <text:p text:style-name="Standard">* PROC INITBBSRV<text:tab/><text:tab/>Init BB serv</text:p>
      <text:p text:style-name="Standard">SVDC</text:p>
      <text:p text:style-name="Standard">TYPE '# bbserv must be running'</text:p>
      <text:p text:style-name="Standard">COMM=1;DEST=22; T3V</text:p>
      <text:p text:style-name="Standard">RSTDC</text:p>
      <text:p text:style-name="Standard">FINI</text:p>
      <text:p text:style-name="Standard"></text:p>
      <text:p text:style-name="Standard">* OLD BASEBAND PROC COMMENTED 01 MAY 2013 - JPK</text:p>
      <text:p text:style-name="Standard">* * PROC STBBWGNALL(IPA,JPA)<text:tab/> <text:s text:c="2"/>Set for both Pol and Sidebands:IPA BW and JPA Gain</text:p>
      <text:p text:style-name="Standard"><text:soft-page-break/>* PROC STBBWGNALL(IPA,JPA)</text:p>
      <text:p text:style-name="Standard">* SVDC</text:p>
      <text:p text:style-name="Standard">* cp(9)=9;stra2=(CHAR)IPA;</text:p>
      <text:p text:style-name="Standard">* STRA3=(CHAR)JPA;</text:p>
      <text:p text:style-name="Standard">* outfil 'set,bwgn,both,both,'</text:p>
      <text:p text:style-name="Standard">* outfil=outfil!!stra2!!','!!stra3!!';'</text:p>
      <text:p text:style-name="Standard">* comm 10;dest 22;t3v</text:p>
      <text:p text:style-name="Standard">* RSTDC</text:p>
      <text:p text:style-name="Standard">* FINI</text:p>
      <text:p text:style-name="Standard">* </text:p>
      <text:p text:style-name="Standard">* PROC STBBANDALL(IPA)</text:p>
      <text:p text:style-name="Standard">* *PROC STBBANDALL(IPA)<text:tab/> <text:s text:c="2"/>Set for both Pol and Sidebands:IPA Bandwidth MHz </text:p>
      <text:p text:style-name="Standard">* SVDC</text:p>
      <text:p text:style-name="Standard">* cp(9)=9;stra2=(CHAR)IPA;</text:p>
      <text:p text:style-name="Standard">* outfil 'set,band,both,both,'</text:p>
      <text:p text:style-name="Standard">* outfil=outfil!!stra2!!';'</text:p>
      <text:p text:style-name="Standard">* comm 10;dest 22;t3v</text:p>
      <text:p text:style-name="Standard">* RSTDC</text:p>
      <text:p text:style-name="Standard">* FINI</text:p>
      <text:p text:style-name="Standard">* </text:p>
      <text:p text:style-name="Standard">* PROC STBGAINALL(IPA)</text:p>
      <text:p text:style-name="Standard">* *PROC STBGAINALL(IPA)<text:tab/> <text:s text:c="2"/>Set for both Pol and Sidebands:IPA Gain</text:p>
      <text:p text:style-name="Standard">* SVDC</text:p>
      <text:p text:style-name="Standard">* cp(9)=9;stra1=(CHAR)IPA;</text:p>
      <text:p text:style-name="Standard">* outfil 'set,gain,both,both,'</text:p>
      <text:p text:style-name="Standard">* outfil=outfil!!stra1!!';'</text:p>
      <text:p text:style-name="Standard">* comm 10;dest 22;t3v</text:p>
      <text:p text:style-name="Standard">* RSTDC</text:p>
      <text:p text:style-name="Standard">* FINI</text:p>
      <text:p text:style-name="Standard">* </text:p>
      <text:p text:style-name="Standard">* PROC STBBNDGAIN(STRA2,STRA3,IPA,JPA)</text:p>
      <text:p text:style-name="Standard">* * USAGE : STBBNDGAIN('CHANNEL','SIDEBAND','BW','GAIN')</text:p>
      <text:p text:style-name="Standard">* *PROC STBNDGAIN(STRA2,STRA3,IPA,JPA)<text:tab/> <text:s text:c="2"/>Set for STRA2 Pol and STRA3 sideband:IPA BW and JPA Gain: stra2=130,175,both; stra3=usb,lsb,both</text:p>
      <text:p text:style-name="Standard">* SVDC</text:p>
      <text:p text:style-name="Standard">* cp(9)=9;</text:p>
      <text:p text:style-name="Standard">* outfil 'set,bwgn,'</text:p>
      <text:p text:style-name="Standard">* outfil=outfil!!stra2!!','!!stra3</text:p>
      <text:p text:style-name="Standard">* stra2=(CHAR)IPA;</text:p>
      <text:p text:style-name="Standard">* outfil=outfil!!','!!STRA2</text:p>
      <text:p text:style-name="Standard">* STRA1=(CHAR)JPA;</text:p>
      <text:p text:style-name="Standard">* outfil=outfil!!','!!STRA1!!';'</text:p>
      <text:p text:style-name="Standard">* comm 10;dest 22;t3v</text:p>
      <text:p text:style-name="Standard">* RSTDC</text:p>
      <text:p text:style-name="Standard">* FINI</text:p>
      <text:p text:style-name="Standard"><text:s/></text:p>
      <text:p text:style-name="Standard">PROC STBBLO(STRA2,STRA3)</text:p>
      <text:p text:style-name="Standard">*PROC STBBLO(STRA2,STRA3)<text:tab/> <text:s text:c="2"/>Set baseband lo:STRA2=LO1,STRA3=LO2</text:p>
      <text:p text:style-name="Standard">SVDC</text:p>
      <text:p text:style-name="Standard"><text:soft-page-break/>cp(9)=9</text:p>
      <text:p text:style-name="Standard">outfil 'set,bblo,'</text:p>
      <text:p text:style-name="Standard">outfil=outfil!!stra2!!','!!stra3!!','!!'1,1'!!';'</text:p>
      <text:p text:style-name="Standard">comm 10;dest 22;t3v</text:p>
      <text:p text:style-name="Standard">RSTDC</text:p>
      <text:p text:style-name="Standard">FINI</text:p>
      <text:p text:style-name="Standard"></text:p>
      <text:p text:style-name="Standard">PROC STGSBLO(STRA2,STRA3)</text:p>
      <text:p text:style-name="Standard">*PROC STGSBLO(STRA2,STRA3) <text:s text:c="9"/>Set baseband lo:STRA2=LO1,STRA3=LO2</text:p>
      <text:p text:style-name="Standard">SVDC</text:p>
      <text:p text:style-name="Standard">cp(9)=9</text:p>
      <text:p text:style-name="Standard">outfil 'set,gsblo,'</text:p>
      <text:p text:style-name="Standard">outfil=outfil!!stra2!!','!!stra3!!','!!'1,1'!!';'</text:p>
      <text:p text:style-name="Standard">comm 12;dest 22;t3v</text:p>
      <text:p text:style-name="Standard">RSTDC</text:p>
      <text:p text:style-name="Standard">FINI</text:p>
      <text:p text:style-name="Standard"></text:p>
      <text:p text:style-name="Standard">PROC INITGABSRV</text:p>
      <text:p text:style-name="Standard">* PROC INITGABSRV <text:s text:c="14"/>Init GSB serv</text:p>
      <text:p text:style-name="Standard">SVDC</text:p>
      <text:p text:style-name="Standard">TYPE '# gab must be running'</text:p>
      <text:p text:style-name="Standard">COMM=11;DEST=23; T3V</text:p>
      <text:p text:style-name="Standard">RSTDC</text:p>
      <text:p text:style-name="Standard">FINI </text:p>
      <text:p text:style-name="Standard"></text:p>
      <text:p text:style-name="Standard">PROC STGABLO(STRA2,STRA3)</text:p>
      <text:p text:style-name="Standard">*PROC STGABLO(STRA2,STRA3) <text:s text:c="9"/>Set GAB lo:STRA2=LO1,STRA3=LO2</text:p>
      <text:p text:style-name="Standard">SVDC</text:p>
      <text:p text:style-name="Standard">cp(9)=9</text:p>
      <text:p text:style-name="Standard">outfil 'set,gablo,'</text:p>
      <text:p text:style-name="Standard">outfil=outfil!!stra2!!','!!stra3!!','!!'1,1'!!';'</text:p>
      <text:p text:style-name="Standard">comm 12;dest 23;t3v</text:p>
      <text:p text:style-name="Standard">RSTDC</text:p>
      <text:p text:style-name="Standard">FINI</text:p>
      <text:p text:style-name="Standard"></text:p>
      <text:p text:style-name="Standard">PROC STGABCONF(STRA2)</text:p>
      <text:p text:style-name="Standard">*PROC STGABLO(STRA2) <text:s text:c="13"/>set GAB 32bit Configuration word</text:p>
      <text:p text:style-name="Standard">SVDC</text:p>
      <text:p text:style-name="Standard">cp(9)=9</text:p>
      <text:p text:style-name="Standard">outfil 'set,gabconf,'</text:p>
      <text:p text:style-name="Standard">outfil=outfil!!stra2!!';'</text:p>
      <text:p text:style-name="Standard">comm 12;dest 23;t3v</text:p>
      <text:p text:style-name="Standard">RSTDC</text:p>
      <text:p text:style-name="Standard">FINI</text:p>
      <text:p text:style-name="Standard"></text:p>
      <text:p text:style-name="Standard">PROC STGABATTN(STRA2,STRA3)</text:p>
      <text:p text:style-name="Standard">*PROC STGABLO(STRA2,STRA3) <text:s text:c="9"/>Set GAB ATTN:STRA2=CH1_ATTN,STRA3=CH1_ATTN</text:p>
      <text:p text:style-name="Standard">SVDC</text:p>
      <text:p text:style-name="Standard"><text:soft-page-break/>cp(9)=9</text:p>
      <text:p text:style-name="Standard">outfil 'set,gabattn,'</text:p>
      <text:p text:style-name="Standard">outfil=outfil!!stra2!!','!!stra3!!','!!'1,1'!!';'</text:p>
      <text:p text:style-name="Standard">comm 12;dest 23;t3v</text:p>
      <text:p text:style-name="Standard">RSTDC</text:p>
      <text:p text:style-name="Standard">FINI</text:p>
      <text:p text:style-name="Standard"></text:p>
      <text:p text:style-name="Standard">* ALL BB PROC SAVED IN &lt;THIS_FILE&gt;_working_19dec2012</text:p>
      <text:p text:style-name="Standard">*</text:p>
      <text:p text:style-name="Standard">* Procedure written to automate grid pointing on different source</text:p>
      <text:p text:style-name="Standard">* required for finding a pointing model. <text:s/>Please note that</text:p>
      <text:p text:style-name="Standard">* TPARM(1)=11; TPARM(2)=2 and TPARM(3)=1/2 has been enabled</text:p>
      <text:p text:style-name="Standard">* by Pramesh only for subarray 5/user5 -NGK 7Feb2006</text:p>
      <text:p text:style-name="Standard">* Modified further on 8Feb2006</text:p>
      <text:p text:style-name="Standard">* For testing use e.g. gopntg(-80,20,9,'3C48') - for 325 MHz. </text:p>
      <text:p text:style-name="Standard">* For testing use e.g. gopntg(-40,10,9,'3C48') - for 610 MHz. </text:p>
      <text:p text:style-name="Standard">* For testing use e.g. gopntg(-20,5,9,'3C48') - for 1280 MHz. </text:p>
      <text:p text:style-name="Standard">* change source name depending on availability of source</text:p>
      <text:p text:style-name="Standard"></text:p>
      <text:p text:style-name="Standard">**SCRATCH DEFVAR</text:p>
      <text:p text:style-name="Standard">** DOFFA, DOFFE, DANG Diagonal SLEW OFFSETS IN AZ EL, ANGLE</text:p>
      <text:p text:style-name="Standard">**SCRATCH GOPNTG</text:p>
      <text:p text:style-name="Standard">PROC DEFVAR</text:p>
      <text:p text:style-name="Standard"><text:s text:c="2"/>scalar gridmin,gridsp,ngrid,offset,eleva</text:p>
      <text:p text:style-name="Standard"><text:s text:c="2"/>scalar doffa, doffe, dang</text:p>
      <text:p text:style-name="Standard"><text:s text:c="2"/>string*20 src</text:p>
      <text:p text:style-name="Standard">FINI</text:p>
      <text:p text:style-name="Standard"></text:p>
      <text:p text:style-name="Standard">* Temporary Procedures to check gopntg proc 2008 Jan 30th.</text:p>
      <text:p text:style-name="Standard">* IPA= (1:OUT, 0:IN), JPA = TRACKING HOUR</text:p>
      <text:p text:style-name="Standard">PROC TLOCTRK(IPA,JPA)</text:p>
      <text:p text:style-name="Standard">SVCDC</text:p>
      <text:p text:style-name="Standard">TPA 0;TARGET 0</text:p>
      <text:p text:style-name="Standard">COMM=45;DEST=17</text:p>
      <text:p text:style-name="Standard">TPA(1)=19.1d;TPA(2)=IPA</text:p>
      <text:p text:style-name="Standard">TPA(3)=0;TPA(4)=JPA</text:p>
      <text:p text:style-name="Standard">TPA(5)=0;T3VERB</text:p>
      <text:p text:style-name="Standard">SLEEP 4</text:p>
      <text:p text:style-name="Standard">TPA 0;TARGET 0</text:p>
      <text:p text:style-name="Standard">COMM 22;T5V</text:p>
      <text:p text:style-name="Standard">TPA(4)=TARGET(1)</text:p>
      <text:p text:style-name="Standard">TPA(5)=TARGET(2)</text:p>
      <text:p text:style-name="Standard">TPA(1)=1</text:p>
      <text:p text:style-name="Standard">TPA(2)=JPA</text:p>
      <text:p text:style-name="Standard">COMM=28;DEST=17;</text:p>
      <text:p text:style-name="Standard">T3VERB</text:p>
      <text:p text:style-name="Standard">RSTDC</text:p>
      <text:p text:style-name="Standard">FINI</text:p>
      <text:p text:style-name="Standard"></text:p>
      <text:p text:style-name="Standard"><text:soft-page-break/>PROC ELGOPNTG(GRIDMIN,GRIDSP,NGRID,SRC,IPA)</text:p>
      <text:p text:style-name="Standard">SVCDC</text:p>
      <text:p text:style-name="Standard">TPA 0;SCO 0</text:p>
      <text:p text:style-name="Standard">FOR J=0 TO NGRID-1</text:p>
      <text:p text:style-name="Standard">TPARM(1)=11; TPARM(2)=2; TPARM(3)=J</text:p>
      <text:p text:style-name="Standard">GTS SRC</text:p>
      <text:p text:style-name="Standard">OFFSET=(GRIDMIN+(J*GRIDSP))/60 *(3.14159/180)</text:p>
      <text:p text:style-name="Standard">CPA(1)=-1</text:p>
      <text:p text:style-name="Standard">SCO(17)=OFFSET</text:p>
      <text:p text:style-name="Standard">KPA=IPA</text:p>
      <text:p text:style-name="Standard">TLOCTRK(IPA,1h)</text:p>
      <text:p text:style-name="Standard">IPA=KPA</text:p>
      <text:p text:style-name="Standard">TLOCTRK(IPA,1h)</text:p>
      <text:p text:style-name="Standard">SLEEP 5</text:p>
      <text:p text:style-name="Standard">STRTNDAS</text:p>
      <text:p text:style-name="Standard">SLEEP 85</text:p>
      <text:p text:style-name="Standard">STPNDASC</text:p>
      <text:p text:style-name="Standard">IPA=KPA</text:p>
      <text:p text:style-name="Standard">TPA 0;SCO 0</text:p>
      <text:p text:style-name="Standard">END</text:p>
      <text:p text:style-name="Standard">RSTCDC</text:p>
      <text:p text:style-name="Standard">FINISH</text:p>
      <text:p text:style-name="Standard"></text:p>
      <text:p text:style-name="Standard">** PROC TRFIAZ(GRIDMIN,GRIDSP,NGRID,SRC,IPA)</text:p>
      <text:p text:style-name="Standard">*SVCDC</text:p>
      <text:p text:style-name="Standard">*TPA 0;SCO 0</text:p>
      <text:p text:style-name="Standard">*FOR J=0 TO NGRID-1</text:p>
      <text:p text:style-name="Standard">*TPARM(1)=11; TPARM(2)=1; TPARM(3)=J</text:p>
      <text:p text:style-name="Standard">*GTS SRC</text:p>
      <text:p text:style-name="Standard">** Procedure to get the Target Elevation</text:p>
      <text:p text:style-name="Standard">*COMM=20;SCOORD(9)=0;T5V</text:p>
      <text:p text:style-name="Standard">*ELEVA=TARGET(3)</text:p>
      <text:p text:style-name="Standard">*OFFSET=(GRIDMIN+(J*GRIDSP))/60 * (3.14159/180)</text:p>
      <text:p text:style-name="Standard">*CPA(1)=-1; CPA(5)=2</text:p>
      <text:p text:style-name="Standard">*SCO(15)=OFFSET/COS(ELEVA)</text:p>
      <text:p text:style-name="Standard">*KPA=IPA</text:p>
      <text:p text:style-name="Standard">*TLOCTRK(IPA,1h)</text:p>
      <text:p text:style-name="Standard">*IPA=KPA</text:p>
      <text:p text:style-name="Standard">*TLOCTRK(IPA,1h)</text:p>
      <text:p text:style-name="Standard">*SLEEP 5</text:p>
      <text:p text:style-name="Standard">*STRTNDAS</text:p>
      <text:p text:style-name="Standard">*SLEEP 10</text:p>
      <text:p text:style-name="Standard">*STPNDASC</text:p>
      <text:p text:style-name="Standard">*IPA=KPA</text:p>
      <text:p text:style-name="Standard">*END</text:p>
      <text:p text:style-name="Standard">*RSTCDC</text:p>
      <text:p text:style-name="Standard">*FINISH</text:p>
      <text:p text:style-name="Standard"></text:p>
      <text:p text:style-name="Standard">PROC AZGOPNTG(GRIDMIN,GRIDSP,NGRID,SRC,IPA)</text:p>
      <text:p text:style-name="Standard"><text:soft-page-break/>SVCDC</text:p>
      <text:p text:style-name="Standard">TPA 0;SCO 0</text:p>
      <text:p text:style-name="Standard">FOR J=0 TO NGRID-1</text:p>
      <text:p text:style-name="Standard">TPARM(1)=11; TPARM(2)=1; TPARM(3)=J</text:p>
      <text:p text:style-name="Standard">GTS SRC</text:p>
      <text:p text:style-name="Standard">* Procedure to get the Target Elevation</text:p>
      <text:p text:style-name="Standard">COMM=20;SCOORD(9)=0;T5V</text:p>
      <text:p text:style-name="Standard">ELEVA=TARGET(3)</text:p>
      <text:p text:style-name="Standard">OFFSET=(GRIDMIN+(J*GRIDSP))/60 * (3.14159/180)</text:p>
      <text:p text:style-name="Standard">CPA(1)=-1; CPA(5)=2</text:p>
      <text:p text:style-name="Standard">SCO(15)=OFFSET/COS(ELEVA)</text:p>
      <text:p text:style-name="Standard">KPA=IPA</text:p>
      <text:p text:style-name="Standard">TLOCTRK(IPA,1h)</text:p>
      <text:p text:style-name="Standard">IPA=KPA</text:p>
      <text:p text:style-name="Standard">TLOCTRK(IPA,1h)</text:p>
      <text:p text:style-name="Standard">SLEEP 5</text:p>
      <text:p text:style-name="Standard">STRTNDAS</text:p>
      <text:p text:style-name="Standard">SLEEP 85</text:p>
      <text:p text:style-name="Standard">STPNDASC</text:p>
      <text:p text:style-name="Standard">IPA=KPA</text:p>
      <text:p text:style-name="Standard">END</text:p>
      <text:p text:style-name="Standard">RSTCDC</text:p>
      <text:p text:style-name="Standard">FINISH</text:p>
      <text:p text:style-name="Standard"></text:p>
      <text:p text:style-name="Standard">PROC GOPNTG(GRIDMIN,GRIDSP,NGRID,SRC,IPA)</text:p>
      <text:p text:style-name="Standard">SVCDC</text:p>
      <text:p text:style-name="Standard">ELGOPNTG(GRIDMIN,GRIDSP,NGRID,SRC,IPA)</text:p>
      <text:p text:style-name="Standard">TIME 1S</text:p>
      <text:p text:style-name="Standard">AZGOPNTG(GRIDMIN,GRIDSP,NGRID,SRC,IPA)</text:p>
      <text:p text:style-name="Standard">RSTCDC</text:p>
      <text:p text:style-name="Standard">FINISH</text:p>
      <text:p text:style-name="Standard"></text:p>
      <text:p text:style-name="Standard">* NEW LDANTOFF</text:p>
      <text:p text:style-name="Standard">* load ant specific offset for local track for all antennas one by one</text:p>
      <text:p text:style-name="Standard">*TPA(1)=Antenna Latitude, TPA(2)=Antenna Longitude</text:p>
      <text:p text:style-name="Standard">* TPA(3)=Azimuth Offset, TPA(4)=Elevation Offset</text:p>
      <text:p text:style-name="Standard"></text:p>
      <text:p text:style-name="Standard">PROC LDTPANT</text:p>
      <text:p text:style-name="Standard">TPA 0;TPA(5)=260d;TPA(6)=-260d;</text:p>
      <text:p text:style-name="Standard">TPA(7)=105d;TPA(8)=17d;TPA(9)=90d;</text:p>
      <text:p text:style-name="Standard">FINISH</text:p>
      <text:p text:style-name="Standard"></text:p>
      <text:p text:style-name="Standard">PROC C00OFF(JPA,KPA)</text:p>
      <text:p text:style-name="Standard">SVCDC</text:p>
      <text:p text:style-name="Standard">ANTE 1 7; CP 0;DEFS 0;SUBAR 0</text:p>
      <text:p text:style-name="Standard">COMM=44;DEST=17;LDTPANT;</text:p>
      <text:p text:style-name="Standard">TPA(1)=19.0929d;TPA(2)=-74.0570d;</text:p>
      <text:p text:style-name="Standard">TPA(3)=JPA;TPA(4)=KPA</text:p>
      <text:p text:style-name="Standard">TPA(10)=+0.00700d;TPA(10)=TPA(10)*1000.0/15.0</text:p>
      <text:p text:style-name="Standard"><text:soft-page-break/>TPARM(12)=1;T3VE</text:p>
      <text:p text:style-name="Standard">RSTCDC</text:p>
      <text:p text:style-name="Standard">FINISH</text:p>
      <text:p text:style-name="Standard"></text:p>
      <text:p text:style-name="Standard">*ANT=C01</text:p>
      <text:p text:style-name="Standard">PROC C01OFF(JPA,KPA)</text:p>
      <text:p text:style-name="Standard">SVCDC</text:p>
      <text:p text:style-name="Standard">ANTE 1 6; CP 0;DEFS 0;SUBAR 0</text:p>
      <text:p text:style-name="Standard">COMM=44;DEST=17;LDTPANT;</text:p>
      <text:p text:style-name="Standard">TPA(1)=19.0927d;TPA(2)=-74.0536d</text:p>
      <text:p text:style-name="Standard">TPA(3)=JPA;TPA(4)=KPA</text:p>
      <text:p text:style-name="Standard">TPA(10)=+0.00357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C02</text:p>
      <text:p text:style-name="Standard">PROC C02OFF(JPA,KPA)</text:p>
      <text:p text:style-name="Standard">SVCDC</text:p>
      <text:p text:style-name="Standard">ANTE 1 5; CP 0;DEFS 0;SUBAR 0</text:p>
      <text:p text:style-name="Standard">COMM=44;DEST=17;LDTPANT;</text:p>
      <text:p text:style-name="Standard">TPA(1)=19.0931d;TPA(2)=-74.0505d</text:p>
      <text:p text:style-name="Standard">TPA(3)=JPA;TPA(4)=KPA</text:p>
      <text:p text:style-name="Standard">TPA(10)=+0.00047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C03</text:p>
      <text:p text:style-name="Standard">PROC C03OFF(JPA,KPA)</text:p>
      <text:p text:style-name="Standard">SVCDC</text:p>
      <text:p text:style-name="Standard">ANTE 1 1; CP 0;DEFS 0;SUBAR 0</text:p>
      <text:p text:style-name="Standard">COMM=44;DEST=17;LDTPANT</text:p>
      <text:p text:style-name="Standard">TPA(1)=19.0944d;TPA(2)=-74.0469d</text:p>
      <text:p text:style-name="Standard">TPA(3)=JPA;TPA(4)=KPA</text:p>
      <text:p text:style-name="Standard">TPA(10)=-0.00307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</text:p>
      <text:p text:style-name="Standard">*ANT=C04</text:p>
      <text:p text:style-name="Standard">PROC C04OFF(JPA,KPA)</text:p>
      <text:p text:style-name="Standard">SVCDC</text:p>
      <text:p text:style-name="Standard">ANTE 1 3; CP 0;DEFS 0;SUBAR 0</text:p>
      <text:p text:style-name="Standard">COMM=44;DEST=17;LDTPANT</text:p>
      <text:p text:style-name="Standard">TPA(1)=19.0931d;TPA(2)=-74.0505d</text:p>
      <text:p text:style-name="Standard">TPA(3)=JPA;TPA(4)=KPA</text:p>
      <text:p text:style-name="Standard">TPA(10)=+0.00047d;TPA(10)=TPA(10)*1000.0/15.0</text:p>
      <text:p text:style-name="Standard"><text:soft-page-break/>TPARM(12)=1;T3VE</text:p>
      <text:p text:style-name="Standard">RSTCDC</text:p>
      <text:p text:style-name="Standard">FINISH</text:p>
      <text:p text:style-name="Standard"></text:p>
      <text:p text:style-name="Standard"></text:p>
      <text:p text:style-name="Standard">*ANT=C05</text:p>
      <text:p text:style-name="Standard">PROC C05OFF(JPA,KPA)</text:p>
      <text:p text:style-name="Standard">SVCDC</text:p>
      <text:p text:style-name="Standard">ANTE 1 19; CP 0;DEFS 0;SUBAR 0</text:p>
      <text:p text:style-name="Standard">COMM=44;DEST=17;LDTPANT</text:p>
      <text:p text:style-name="Standard">TPA(1)=19.0908d;TPA(2)=-74.0511d</text:p>
      <text:p text:style-name="Standard">TPA(3)=JPA;TPA(4)=KPA</text:p>
      <text:p text:style-name="Standard">TPA(10)=+0.00111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C06</text:p>
      <text:p text:style-name="Standard">PROC C06OFF(JPA,KPA)</text:p>
      <text:p text:style-name="Standard">SVCDC</text:p>
      <text:p text:style-name="Standard">ANTE 1 20; CP 0;DEFS 0;SUBAR 0</text:p>
      <text:p text:style-name="Standard">COMM=44;DEST=17;LDTPANT</text:p>
      <text:p text:style-name="Standard">TPA(1)=19.0910d;TPA(2)=-74.0502d</text:p>
      <text:p text:style-name="Standard">TPA(3)=JPA;TPA(4)=KPA</text:p>
      <text:p text:style-name="Standard">TPA(10)=+0.00017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C08</text:p>
      <text:p text:style-name="Standard">PROC C08OFF(JPA,KPA)</text:p>
      <text:p text:style-name="Standard">SVCDC</text:p>
      <text:p text:style-name="Standard">ANTE 1 24; CP 0;DEFS 0;SUBAR 0</text:p>
      <text:p text:style-name="Standard">COMM=44;DEST=17;LDTPANT</text:p>
      <text:p text:style-name="Standard">TPA(1)=19.0893d;TPA(2)=-74.0531d</text:p>
      <text:p text:style-name="Standard">TPA(3)=JPA;TPA(4)=KPA</text:p>
      <text:p text:style-name="Standard">TPA(10)=+0.00314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C09</text:p>
      <text:p text:style-name="Standard">PROC C09OFF(JPA,KPA)</text:p>
      <text:p text:style-name="Standard">SVCDC</text:p>
      <text:p text:style-name="Standard">ANTE 1 4; CP 0;DEFS 0;SUBAR 0</text:p>
      <text:p text:style-name="Standard">COMM=44;DEST=17;LDTPANT</text:p>
      <text:p text:style-name="Standard">TPA(1)=19.0917d;TPA(2)=-74.0509d</text:p>
      <text:p text:style-name="Standard">TPA(3)=JPA;TPA(4)=KPA</text:p>
      <text:p text:style-name="Standard">TPA(10)=+0.00087d;TPA(10)=TPA(10)*1000.0/15.0</text:p>
      <text:p text:style-name="Standard"><text:soft-page-break/>TPARM(12)=1;T3VE</text:p>
      <text:p text:style-name="Standard">RSTCDC</text:p>
      <text:p text:style-name="Standard">FINISH</text:p>
      <text:p text:style-name="Standard"></text:p>
      <text:p text:style-name="Standard">*ANT=C10</text:p>
      <text:p text:style-name="Standard">PROC C10OFF(JPA,KPA)</text:p>
      <text:p text:style-name="Standard">SVCDC</text:p>
      <text:p text:style-name="Standard">ANTE 1 12; CP 0;DEFS 0;SUBAR 0</text:p>
      <text:p text:style-name="Standard">COMM=44;DEST=17;LDTPANT</text:p>
      <text:p text:style-name="Standard">TPA(1)=19.0875d;TPA(2)=-74.0489d</text:p>
      <text:p text:style-name="Standard">TPA(3)=JPA;TPA(4)=KPA</text:p>
      <text:p text:style-name="Standard">TPA(10)=-0.00110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C11</text:p>
      <text:p text:style-name="Standard">PROC C11OFF(JPA,KPA)</text:p>
      <text:p text:style-name="Standard">SVCDC</text:p>
      <text:p text:style-name="Standard">ANTE 1 9; CP 0;DEFS 0;SUBAR 0</text:p>
      <text:p text:style-name="Standard">COMM=44;DEST=17;LDTPANT</text:p>
      <text:p text:style-name="Standard">TPA(1)=19.0901d;TPA(2)=-74.0447d</text:p>
      <text:p text:style-name="Standard">TPA(3)=JPA;TPA(4)=KPA</text:p>
      <text:p text:style-name="Standard">TPA(10)=-0.00527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C12</text:p>
      <text:p text:style-name="Standard">PROC C12OFF(JPA,KPA)</text:p>
      <text:p text:style-name="Standard">SVCDC</text:p>
      <text:p text:style-name="Standard">ANTE 1 2; CP 0;DEFS 0;SUBAR 0</text:p>
      <text:p text:style-name="Standard">COMM=44;DEST=17;LDTPANT</text:p>
      <text:p text:style-name="Standard">TPA(1)=19.0871d;TPA(2)=-74.0521d</text:p>
      <text:p text:style-name="Standard">TPA(3)=JPA;TPA(4)=KPA</text:p>
      <text:p text:style-name="Standard">TPA(10)=+0.00213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C13</text:p>
      <text:p text:style-name="Standard">PROC C13OFF(JPA,KPA)</text:p>
      <text:p text:style-name="Standard">SVCDC</text:p>
      <text:p text:style-name="Standard">ANTE 1 11; CP 0;DEFS 0;SUBAR 0</text:p>
      <text:p text:style-name="Standard">COMM=44;DEST=17;LDTPANT</text:p>
      <text:p text:style-name="Standard">TPA(1)=19.0825d;TPA(2)=-74.0444d</text:p>
      <text:p text:style-name="Standard">TPA(3)=JPA;TPA(4)=KPA</text:p>
      <text:p text:style-name="Standard">TPA(10)=-0.00561d;TPA(10)=TPA(10)*1000.0/15.0</text:p>
      <text:p text:style-name="Standard">TPARM(12)=1;T3VE</text:p>
      <text:p text:style-name="Standard"><text:soft-page-break/>RSTCDC</text:p>
      <text:p text:style-name="Standard">FINISH</text:p>
      <text:p text:style-name="Standard"></text:p>
      <text:p text:style-name="Standard">*ANT=C14</text:p>
      <text:p text:style-name="Standard">PROC C14OFF(JPA,KPA)</text:p>
      <text:p text:style-name="Standard">SVCDC</text:p>
      <text:p text:style-name="Standard">ANTE 1 10; CP 0;DEFS 0;SUBAR 0</text:p>
      <text:p text:style-name="Standard">COMM=44;DEST=17;LDTPANT</text:p>
      <text:p text:style-name="Standard">TPA(1)=19.0871d;TPA(2)=-74.0460d</text:p>
      <text:p text:style-name="Standard">TPA(3)=JPA;TPA(4)=KPA</text:p>
      <text:p text:style-name="Standard">TPA(10)=-0.00404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E02</text:p>
      <text:p text:style-name="Standard">PROC E02OFF(JPA,KPA)</text:p>
      <text:p text:style-name="Standard">SVCDC</text:p>
      <text:p text:style-name="Standard">ANTE 1 17; CP 0;DEFS 0;SUBAR 0</text:p>
      <text:p text:style-name="Standard">COMM=44;DEST=17;LDTPANT</text:p>
      <text:p text:style-name="Standard">TPA(1)=19.1023d;TPA(2)=-74.0772d</text:p>
      <text:p text:style-name="Standard">TPA(3)=JPA;TPA(4)=KPA</text:p>
      <text:p text:style-name="Standard">TPA(10)=+0.02721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E03</text:p>
      <text:p text:style-name="Standard">PROC E03OFF(JPA,KPA)</text:p>
      <text:p text:style-name="Standard">SVCDC</text:p>
      <text:p text:style-name="Standard">ANTE 1 18; CP 0;DEFS 0;SUBAR 0</text:p>
      <text:p text:style-name="Standard">COMM=44;DEST=17;LDTPANT</text:p>
      <text:p text:style-name="Standard">TPA(1)=19.1117d;TPA(2)=-74.0940d</text:p>
      <text:p text:style-name="Standard">TPA(3)=JPA;TPA(4)=KPA</text:p>
      <text:p text:style-name="Standard">TPA(10)=+0.04395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E04</text:p>
      <text:p text:style-name="Standard">PROC E04OFF(JPA,KPA)</text:p>
      <text:p text:style-name="Standard">SVCDC</text:p>
      <text:p text:style-name="Standard">ANTE 1 21; CP 0;DEFS 0;SUBAR 0</text:p>
      <text:p text:style-name="Standard">COMM=44;DEST=17;LDTPANT</text:p>
      <text:p text:style-name="Standard">TPA(1)=19.1209d;TPA(2)=-74.1244d</text:p>
      <text:p text:style-name="Standard">TPA(3)=JPA;TPA(4)=KPA</text:p>
      <text:p text:style-name="Standard">TPA(10)=+0.07441d;TPA(10)=TPA(10)*1000.0/15.0</text:p>
      <text:p text:style-name="Standard">TPARM(12)=1;T3VE</text:p>
      <text:p text:style-name="Standard">RSTCDC</text:p>
      <text:p text:style-name="Standard"><text:soft-page-break/>FINISH</text:p>
      <text:p text:style-name="Standard"></text:p>
      <text:p text:style-name="Standard">*ANT=E05</text:p>
      <text:p text:style-name="Standard">PROC E05OFF(JPA,KPA)</text:p>
      <text:p text:style-name="Standard">SVCDC</text:p>
      <text:p text:style-name="Standard">ANTE 1 22; CP 0;DEFS 0;SUBAR 0</text:p>
      <text:p text:style-name="Standard">COMM=44;DEST=17;LDTPANT</text:p>
      <text:p text:style-name="Standard">TPA(1)=19.1251d;TPA(2)=-74.1474d</text:p>
      <text:p text:style-name="Standard">TPA(3)=JPA;TPA(4)=KPA</text:p>
      <text:p text:style-name="Standard">TPA(10)=+0.09740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E06</text:p>
      <text:p text:style-name="Standard">PROC E06OFF(JPA,KPA)</text:p>
      <text:p text:style-name="Standard">SVCDC</text:p>
      <text:p text:style-name="Standard">ANTE 1 23; CP 0;DEFS 0;SUBAR 0</text:p>
      <text:p text:style-name="Standard">COMM=44;DEST=17;LDTPANT</text:p>
      <text:p text:style-name="Standard">TPA(1)=19.1365d;TPA(2)=-74.1652d</text:p>
      <text:p text:style-name="Standard">TPA(3)=JPA;TPA(4)=KPA</text:p>
      <text:p text:style-name="Standard">TPA(10)=+0.11522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S01</text:p>
      <text:p text:style-name="Standard">PROC S01OFF(JPA,KPA)</text:p>
      <text:p text:style-name="Standard">SVCDC</text:p>
      <text:p text:style-name="Standard">ANTE 1 26; CP 0;DEFS 0;SUBAR 0</text:p>
      <text:p text:style-name="Standard">COMM=44;DEST=17;LDTPANT</text:p>
      <text:p text:style-name="Standard">TPA(1)=19.0664d;TPA(2)=-74.0565d</text:p>
      <text:p text:style-name="Standard">TPA(3)=JPA;TPA(4)=KPA</text:p>
      <text:p text:style-name="Standard">TPA(10)=+0.00649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S02</text:p>
      <text:p text:style-name="Standard">PROC S02OFF(JPA,KPA)</text:p>
      <text:p text:style-name="Standard">SVCDC</text:p>
      <text:p text:style-name="Standard">ANTE 1 27; CP 0;DEFS 0;SUBAR 0</text:p>
      <text:p text:style-name="Standard">COMM=44;DEST=17;LDTPANT</text:p>
      <text:p text:style-name="Standard">TPA(1)=19.0523d;TPA(2)=-74.0470d</text:p>
      <text:p text:style-name="Standard">TPA(3)=JPA;TPA(4)=KPA</text:p>
      <text:p text:style-name="Standard">TPA(10)=-0.00302d;TPA(10)=TPA(10)*1000.0/15.0</text:p>
      <text:p text:style-name="Standard">TPARM(12)=1;T3VE</text:p>
      <text:p text:style-name="Standard">RSTCDC</text:p>
      <text:p text:style-name="Standard">FINISH</text:p>
      <text:p text:style-name="Standard"><text:soft-page-break/></text:p>
      <text:p text:style-name="Standard">*ANT=S03</text:p>
      <text:p text:style-name="Standard">PROC S03OFF(JPA,KPA)</text:p>
      <text:p text:style-name="Standard">SVCDC</text:p>
      <text:p text:style-name="Standard">ANTE 1 28; CP 0;DEFS 0;SUBAR 0</text:p>
      <text:p text:style-name="Standard">COMM=44;DEST=17;LDTPANT</text:p>
      <text:p text:style-name="Standard">TPA(1)=19.0320d;TPA(2)=-74.0536d</text:p>
      <text:p text:style-name="Standard">TPA(3)=JPA;TPA(4)=KPA</text:p>
      <text:p text:style-name="Standard">TPA(10)=+0.00363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S04</text:p>
      <text:p text:style-name="Standard">PROC S04OFF(JPA,KPA)</text:p>
      <text:p text:style-name="Standard">SVCDC</text:p>
      <text:p text:style-name="Standard">ANTE 1 29; CP 0;DEFS 0;SUBAR 0</text:p>
      <text:p text:style-name="Standard">COMM=44;DEST=17;LDTPANT</text:p>
      <text:p text:style-name="Standard">TPA(1)=19.0074d;TPA(2)=-74.0595d</text:p>
      <text:p text:style-name="Standard">TPA(3)=JPA;TPA(4)=KPA</text:p>
      <text:p text:style-name="Standard">TPA(10)=+0.00947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S06</text:p>
      <text:p text:style-name="Standard">PROC S06OFF(JPA,KPA)</text:p>
      <text:p text:style-name="Standard">SVCDC</text:p>
      <text:p text:style-name="Standard">ANTE 1 30; CP 0;DEFS 0;SUBAR 0</text:p>
      <text:p text:style-name="Standard">COMM=44;DEST=17;LDTPANT</text:p>
      <text:p text:style-name="Standard">TPA(1)=18.9653d;TPA(2)=-74.0470d</text:p>
      <text:p text:style-name="Standard">TPA(3)=JPA;TPA(4)=KPA</text:p>
      <text:p text:style-name="Standard">TPA(10)=-0.00304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W01</text:p>
      <text:p text:style-name="Standard">PROC W01OFF(JPA,KPA)</text:p>
      <text:p text:style-name="Standard">SVCDC</text:p>
      <text:p text:style-name="Standard">ANTE 1 8; CP 0;DEFS 0;SUBAR 0</text:p>
      <text:p text:style-name="Standard">COMM=44;DEST=17;LDTPANT</text:p>
      <text:p text:style-name="Standard">TPA(1)=19.0988d;TPA(2)=-74.0353d</text:p>
      <text:p text:style-name="Standard">TPA(3)=JPA;TPA(4)=KPA</text:p>
      <text:p text:style-name="Standard">TPA(10)=-0.01466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<text:soft-page-break/></text:p>
      <text:p text:style-name="Standard">*ANT=W02</text:p>
      <text:p text:style-name="Standard">PROC W02OFF(JPA,KPA)</text:p>
      <text:p text:style-name="Standard">SVCDC</text:p>
      <text:p text:style-name="Standard">ANTE 1 13; CP 0;DEFS 0;SUBAR 0</text:p>
      <text:p text:style-name="Standard">COMM=44;DEST=17;LDTPANT</text:p>
      <text:p text:style-name="Standard">TPA(1)=19.1066d;TPA(2)=-74.0210d</text:p>
      <text:p text:style-name="Standard">TPA(3)=JPA;TPA(4)=KPA</text:p>
      <text:p text:style-name="Standard">TPA(10)=-0.02898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</text:p>
      <text:p text:style-name="Standard">*ANT=W03</text:p>
      <text:p text:style-name="Standard">PROC W03OFF(JPA,KPA)</text:p>
      <text:p text:style-name="Standard">SVCDC</text:p>
      <text:p text:style-name="Standard">ANTE 1 14; CP 0;DEFS 0;SUBAR 0</text:p>
      <text:p text:style-name="Standard">COMM=44;DEST=17;LDTPANT</text:p>
      <text:p text:style-name="Standard">TPA(1)=19.1208d;TPA(2)=-74.0011d</text:p>
      <text:p text:style-name="Standard">TPA(3)=JPA;TPA(4)=KPA</text:p>
      <text:p text:style-name="Standard">TPA(10)=-0.04895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W04</text:p>
      <text:p text:style-name="Standard">PROC W04OFF(JPA,KPA)</text:p>
      <text:p text:style-name="Standard">SVCDC</text:p>
      <text:p text:style-name="Standard">ANTE 1 15; CP 0;DEFS 0;SUBAR 0</text:p>
      <text:p text:style-name="Standard">COMM=44;DEST=17;LDTPANT</text:p>
      <text:p text:style-name="Standard">TPA(1)=19.1415d;TPA(2)=-73.9836d</text:p>
      <text:p text:style-name="Standard">TPA(3)=JPA;TPA(4)=KPA</text:p>
      <text:p text:style-name="Standard">TPA(10)=-0.06643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*ANT=W05</text:p>
      <text:p text:style-name="Standard">PROC W05OFF(JPA,KPA)</text:p>
      <text:p text:style-name="Standard">SVCDC</text:p>
      <text:p text:style-name="Standard">ANTE 1 16; CP 0;DEFS 0;SUBAR 0</text:p>
      <text:p text:style-name="Standard">COMM=44;DEST=17;LDTPANT</text:p>
      <text:p text:style-name="Standard">TPA(1)=19.1678d;TPA(2)=-73.9734d</text:p>
      <text:p text:style-name="Standard">TPA(3)=JPA;TPA(4)=KPA</text:p>
      <text:p text:style-name="Standard">TPA(10)=-0.07656d;TPA(10)=TPA(10)*1000.0/15.0</text:p>
      <text:p text:style-name="Standard">TPARM(12)=1;T3VE</text:p>
      <text:p text:style-name="Standard">RSTCDC</text:p>
      <text:p text:style-name="Standard">FINISH</text:p>
      <text:p text:style-name="Standard"><text:soft-page-break/></text:p>
      <text:p text:style-name="Standard">*ANT=W06</text:p>
      <text:p text:style-name="Standard">PROC W06OFF(JPA,KPA)</text:p>
      <text:p text:style-name="Standard">SVCDC</text:p>
      <text:p text:style-name="Standard">ANTE 1 25; CP 0;DEFS 0;SUBAR 0</text:p>
      <text:p text:style-name="Standard">COMM=44;DEST=17;LDTPANT</text:p>
      <text:p text:style-name="Standard">TPA(1)=19.1784d;TPA(2)=-73.9436d</text:p>
      <text:p text:style-name="Standard">TPA(3)=JPA;TPA(4)=KPA</text:p>
      <text:p text:style-name="Standard">TPA(10)=-0.10644d;TPA(10)=TPA(10)*1000.0/15.0</text:p>
      <text:p text:style-name="Standard">TPARM(12)=1;T3VE</text:p>
      <text:p text:style-name="Standard">RSTCDC</text:p>
      <text:p text:style-name="Standard">FINISH</text:p>
      <text:p text:style-name="Standard"></text:p>
      <text:p text:style-name="Standard"></text:p>
      <text:p text:style-name="Standard">PROC DGOPNTG(GRIDMIN,GRIDSP,NGRID,DANG,SRC,IPA)</text:p>
      <text:p text:style-name="Standard">SVCDC</text:p>
      <text:p text:style-name="Standard">FOR J=0 TO NGRID-1</text:p>
      <text:p text:style-name="Standard">TPA 0;SCO 0</text:p>
      <text:p text:style-name="Standard">TPARM(1)=11; TPARM(2)=2; TPARM(3)=J</text:p>
      <text:p text:style-name="Standard">GTS SRC </text:p>
      <text:p text:style-name="Standard">* Procedure to get the Target Elevation</text:p>
      <text:p text:style-name="Standard">COMM=20;SCOORD(9)=0;T5V</text:p>
      <text:p text:style-name="Standard">ELEVA=TARGET(3)</text:p>
      <text:p text:style-name="Standard">OFFSET=((GRIDMIN+(J*GRIDSP))/60)*cos(DANG)*(3.14159/180)</text:p>
      <text:p text:style-name="Standard">CPA(1)=-1; CPA(5)=2</text:p>
      <text:p text:style-name="Standard">SCO(15)=OFFSET/COS(ELEVA)</text:p>
      <text:p text:style-name="Standard">SCO(17)=((GRIDMIN+(J*GRIDSP))/60)*sin(DANG)*(3.14159/180)</text:p>
      <text:p text:style-name="Standard">KPA=IPA; TLOCTRK(IPA,1h)</text:p>
      <text:p text:style-name="Standard">IPA=KPA; TLOCTRK(IPA,1h)</text:p>
      <text:p text:style-name="Standard">SLEEP 5</text:p>
      <text:p text:style-name="Standard">STRTNDAS</text:p>
      <text:p text:style-name="Standard">SLEEP 85</text:p>
      <text:p text:style-name="Standard">STPNDASC</text:p>
      <text:p text:style-name="Standard">IPA=KPA</text:p>
      <text:p text:style-name="Standard">END</text:p>
      <text:p text:style-name="Standard">RSTCDC</text:p>
      <text:p text:style-name="Standard">FINI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3-05-28T14:19:22</meta:creation-date>
    <meta:document-statistic meta:table-count="0" meta:image-count="0" meta:object-count="0" meta:page-count="51" meta:paragraph-count="2478" meta:word-count="5174" meta:character-count="44077" meta:non-whitespace-character-count="37409"/>
    <dc:date>2013-05-28T14:20:54</dc:date>
    <dc:creator>teleset </dc:creator>
    <meta:editing-duration>PT1M33S</meta:editing-duration>
    <meta:editing-cycles>1</meta:editing-cycles>
    <meta:generator>LibreOffice/3.4$Linux LibreOffice_project/340m1$Build-602</meta:generator>
  </office:meta>
</office:document-meta>
</file>